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ettings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etting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Calibri" svg:font-family="Calibri"/>
  </office:font-face-decls>
  <office:automatic-styles>
    <style:style style:parent-style-name="Normal" style:data-style-name="" style:family="table-cell" style:name="ce3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Normal" style:data-style-name="NF10003" style:family="table-cell" style:name="ce4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Normal" style:data-style-name="NF10001" style:family="table-cell" style:name="ce5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99cm" fo:break-before="auto"/>
    </style:style>
    <style:style style:family="table-row" style:name="ro1">
      <style:table-row-properties style:row-height="0.5027cm" fo:break-before="auto"/>
    </style:style>
    <style:style style:family="table-column" style:name="co2">
      <style:table-column-properties style:column-width="2.276cm" style:use-optimal-column-width="true" fo:break-before="auto"/>
    </style:style>
    <style:style style:family="table-column" style:name="co3">
      <style:table-column-properties style:column-width="2.567cm" style:use-optimal-column-width="true" fo:break-before="auto"/>
    </style:style>
    <style:style style:family="graphic" style:name="gr1">
      <style:graphic-properties fo:background-color="transparent"/>
    </style:style>
    <style:style style:family="graphic" style:name="gr2">
      <style:graphic-properties fo:background-color="transparent"/>
    </style:style>
  </office:automatic-styles>
  <office:body>
    <office:spreadsheet>
      <table:table table:name="Sheet1" table:style-name="ta1">
        <table:shapes>
          <draw:frame draw:name="Object_ch1" draw:style-name="gr1" svg:width="40.25cm" svg:height="19.98cm" svg:x="0.2911cm" svg:y="91.66cm">
            <draw:object xlink:href="./Object 1" xlink:type="simple" xlink:show="embed" xlink:actuate="onLoad"/>
          </draw:frame>
          <draw:frame draw:name="Object_ch14" draw:style-name="gr2" svg:width="39.98cm" svg:height="19.42cm" svg:x="0.4234cm" svg:y="114.4cm">
            <draw:object xlink:href="./Object 2" xlink:type="simple" xlink:show="embed" xlink:actuate="onLoad"/>
          </draw:frame>
        </table:shapes>
        <table:table-column table:number-columns-repeated="3" table:style-name="co1" table:default-cell-style-name="Normal"/>
        <table:table-column table:style-name="co2" table:default-cell-style-name="Normal"/>
        <table:table-column table:number-columns-repeated="2" table:style-name="co1" table:default-cell-style-name="Normal"/>
        <table:table-column table:style-name="co3" table:default-cell-style-name="Normal"/>
        <table:table-column table:number-columns-repeated="1017" table:style-name="co1" table:default-cell-style-name="Normal"/>
        <table:table-row table:style-name="ro1"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8243420271">
            <text:p>48243420271</text:p>
          </table:table-cell>
          <table:table-cell table:style-name="ce4" office:value-type="float" office:value="1.72">
            <text:p>1.72</text:p>
          </table:table-cell>
          <table:table-cell table:style-name="ce4" office:value-type="float" office:value="3.79">
            <text:p>3.79</text:p>
          </table:table-cell>
          <table:table-cell table:style-name="ce5" office:value-type="float" office:value="8.1510574610000006">
            <text:p>8.1510574610000006</text:p>
          </table:table-cell>
          <table:table-cell table:number-columns-repeated="1024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8246863889">
            <text:p>48246863889</text:p>
          </table:table-cell>
          <table:table-cell table:style-name="ce4" office:value-type="float" office:value="1.73">
            <text:p>1.73</text:p>
          </table:table-cell>
          <table:table-cell table:style-name="ce4" office:value-type="float" office:value="3.8100000000000001">
            <text:p>3.8100000000000001</text:p>
          </table:table-cell>
          <table:table-cell table:style-name="ce5" office:value-type="float" office:value="8.1461444000000007">
            <text:p>8.1461444000000007</text:p>
          </table:table-cell>
          <table:table-cell table:number-columns-repeated="1024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8237448831">
            <text:p>48237448831</text:p>
          </table:table-cell>
          <table:table-cell table:style-name="ce4" office:value-type="float" office:value="1.73">
            <text:p>1.73</text:p>
          </table:table-cell>
          <table:table-cell table:style-name="ce4" office:value-type="float" office:value="3.6800000000000002">
            <text:p>3.6800000000000002</text:p>
          </table:table-cell>
          <table:table-cell table:style-name="ce5" office:value-type="float" office:value="8.1319206180000005">
            <text:p>8.1319206180000005</text:p>
          </table:table-cell>
          <table:table-cell table:number-columns-repeated="1024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8244367819">
            <text:p>48244367819</text:p>
          </table:table-cell>
          <table:table-cell table:style-name="ce4" office:value-type="float" office:value="1.73">
            <text:p>1.73</text:p>
          </table:table-cell>
          <table:table-cell table:style-name="ce4" office:value-type="float" office:value="3.7400000000000002">
            <text:p>3.7400000000000002</text:p>
          </table:table-cell>
          <table:table-cell table:style-name="ce5" office:value-type="float" office:value="8.1227084850000004">
            <text:p>8.1227084850000004</text:p>
          </table:table-cell>
          <table:table-cell table:number-columns-repeated="1024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8242671045">
            <text:p>48242671045</text:p>
          </table:table-cell>
          <table:table-cell table:style-name="ce4" office:value-type="float" office:value="1.73">
            <text:p>1.73</text:p>
          </table:table-cell>
          <table:table-cell table:style-name="ce4" office:value-type="float" office:value="3.7799999999999998">
            <text:p>3.7799999999999998</text:p>
          </table:table-cell>
          <table:table-cell table:style-name="ce5" office:value-type="float" office:value="8.1377231900000009">
            <text:p>8.1377231900000009</text:p>
          </table:table-cell>
          <table:table-cell table:number-columns-repeated="1024"/>
        </table:table-row>
        <table:table-row table:style-name="ro1">
          <table:table-cell table:number-columns-repeated="6"/>
          <table:table-cell table:formula="of:=AVERAGE([.G1:.G5])" office:value-type="float" office:value="8.137910830800001">
            <text:p>8.137910830800001</text:p>
          </table:table-cell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8332811097">
            <text:p>48332811097</text:p>
          </table:table-cell>
          <table:table-cell table:style-name="ce4" office:value-type="float" office:value="1.51">
            <text:p>1.51</text:p>
          </table:table-cell>
          <table:table-cell table:style-name="ce4" office:value-type="float" office:value="2.3999999999999999">
            <text:p>2.3999999999999999</text:p>
          </table:table-cell>
          <table:table-cell table:style-name="ce5" office:value-type="float" office:value="4.6617154669999996">
            <text:p>4.6617154669999996</text:p>
          </table:table-cell>
          <table:table-cell table:number-columns-repeated="1024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48337200955">
            <text:p>48337200955</text:p>
          </table:table-cell>
          <table:table-cell table:style-name="ce4" office:value-type="float" office:value="1.51">
            <text:p>1.51</text:p>
          </table:table-cell>
          <table:table-cell table:style-name="ce4" office:value-type="float" office:value="2.3999999999999999">
            <text:p>2.3999999999999999</text:p>
          </table:table-cell>
          <table:table-cell table:style-name="ce5" office:value-type="float" office:value="4.6650978719999996">
            <text:p>4.6650978719999996</text:p>
          </table:table-cell>
          <table:table-cell table:number-columns-repeated="1024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8322656721">
            <text:p>48322656721</text:p>
          </table:table-cell>
          <table:table-cell table:style-name="ce4" office:value-type="float" office:value="1.51">
            <text:p>1.51</text:p>
          </table:table-cell>
          <table:table-cell table:style-name="ce4" office:value-type="float" office:value="2.3999999999999999">
            <text:p>2.3999999999999999</text:p>
          </table:table-cell>
          <table:table-cell table:style-name="ce5" office:value-type="float" office:value="4.672358129">
            <text:p>4.672358129</text:p>
          </table:table-cell>
          <table:table-cell table:number-columns-repeated="1024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8332476257">
            <text:p>48332476257</text:p>
          </table:table-cell>
          <table:table-cell table:style-name="ce4" office:value-type="float" office:value="1.51">
            <text:p>1.51</text:p>
          </table:table-cell>
          <table:table-cell table:style-name="ce4" office:value-type="float" office:value="2.3799999999999999">
            <text:p>2.3799999999999999</text:p>
          </table:table-cell>
          <table:table-cell table:style-name="ce5" office:value-type="float" office:value="4.6665555889999997">
            <text:p>4.6665555889999997</text:p>
          </table:table-cell>
          <table:table-cell table:number-columns-repeated="1024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8333279853">
            <text:p>48333279853</text:p>
          </table:table-cell>
          <table:table-cell table:style-name="ce4" office:value-type="float" office:value="1.51">
            <text:p>1.51</text:p>
          </table:table-cell>
          <table:table-cell table:style-name="ce4" office:value-type="float" office:value="2.3599999999999999">
            <text:p>2.3599999999999999</text:p>
          </table:table-cell>
          <table:table-cell table:style-name="ce5" office:value-type="float" office:value="4.66217448">
            <text:p>4.66217448</text:p>
          </table:table-cell>
          <table:table-cell table:number-columns-repeated="1024"/>
        </table:table-row>
        <table:table-row table:style-name="ro1">
          <table:table-cell table:number-columns-repeated="6"/>
          <table:table-cell table:formula="of:=AVERAGE([.G8:.G12])" office:value-type="float" office:value="4.6655803074">
            <text:p>4.6655803074</text:p>
          </table:table-cell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9243639159">
            <text:p>49243639159</text:p>
          </table:table-cell>
          <table:table-cell table:style-name="ce4" office:value-type="float" office:value="0.34000000000000002">
            <text:p>0.34000000000000002</text:p>
          </table:table-cell>
          <table:table-cell table:style-name="ce4" office:value-type="float" office:value="1.22">
            <text:p>1.22</text:p>
          </table:table-cell>
          <table:table-cell table:style-name="ce5" office:value-type="float" office:value="10.595490065">
            <text:p>10.595490065</text:p>
          </table:table-cell>
          <table:table-cell table:number-columns-repeated="1024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9081674366">
            <text:p>49081674366</text:p>
          </table:table-cell>
          <table:table-cell table:style-name="ce4" office:value-type="float" office:value="0.44">
            <text:p>0.44</text:p>
          </table:table-cell>
          <table:table-cell table:style-name="ce4" office:value-type="float" office:value="1.21">
            <text:p>1.21</text:p>
          </table:table-cell>
          <table:table-cell table:style-name="ce5" office:value-type="float" office:value="8.0672947480000001">
            <text:p>8.0672947480000001</text:p>
          </table:table-cell>
          <table:table-cell table:number-columns-repeated="1024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9179932042">
            <text:p>49179932042</text:p>
          </table:table-cell>
          <table:table-cell table:style-name="ce4" office:value-type="float" office:value="0.47999999999999998">
            <text:p>0.47999999999999998</text:p>
          </table:table-cell>
          <table:table-cell table:style-name="ce4" office:value-type="float" office:value="1.1899999999999999">
            <text:p>1.1899999999999999</text:p>
          </table:table-cell>
          <table:table-cell table:style-name="ce5" office:value-type="float" office:value="7.53864657">
            <text:p>7.53864657</text:p>
          </table:table-cell>
          <table:table-cell table:number-columns-repeated="1024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9393273007">
            <text:p>49393273007</text:p>
          </table:table-cell>
          <table:table-cell table:style-name="ce4" office:value-type="float" office:value="0.40999999999999998">
            <text:p>0.40999999999999998</text:p>
          </table:table-cell>
          <table:table-cell table:style-name="ce4" office:value-type="float" office:value="1.1699999999999999">
            <text:p>1.1699999999999999</text:p>
          </table:table-cell>
          <table:table-cell table:style-name="ce5" office:value-type="float" office:value="8.7628579020000004">
            <text:p>8.7628579020000004</text:p>
          </table:table-cell>
          <table:table-cell table:number-columns-repeated="1024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9034250070">
            <text:p>49034250070</text:p>
          </table:table-cell>
          <table:table-cell table:style-name="ce4" office:value-type="float" office:value="0.46000000000000002">
            <text:p>0.46000000000000002</text:p>
          </table:table-cell>
          <table:table-cell table:style-name="ce4" office:value-type="float" office:value="1.22">
            <text:p>1.22</text:p>
          </table:table-cell>
          <table:table-cell table:style-name="ce5" office:value-type="float" office:value="7.8759980460000003">
            <text:p>7.8759980460000003</text:p>
          </table:table-cell>
          <table:table-cell table:number-columns-repeated="1024"/>
        </table:table-row>
        <table:table-row table:style-name="ro1">
          <table:table-cell table:number-columns-repeated="6"/>
          <table:table-cell table:formula="of:=AVERAGE([.G15:.G19])" office:value-type="float" office:value="8.5680574662000009">
            <text:p>8.5680574662000009</text:p>
          </table:table-cell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2474630518">
            <text:p>52474630518</text:p>
          </table:table-cell>
          <table:table-cell table:style-name="ce4" office:value-type="float" office:value="0.17000000000000001">
            <text:p>0.17000000000000001</text:p>
          </table:table-cell>
          <table:table-cell table:style-name="ce4" office:value-type="float" office:value="0.52000000000000002">
            <text:p>0.52000000000000002</text:p>
          </table:table-cell>
          <table:table-cell table:style-name="ce5" office:value-type="float" office:value="11.195005704">
            <text:p>11.195005704</text:p>
          </table:table-cell>
          <table:table-cell table:number-columns-repeated="1024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2469989560">
            <text:p>52469989560</text:p>
          </table:table-cell>
          <table:table-cell table:style-name="ce4" office:value-type="float" office:value="0.17999999999999999">
            <text:p>0.17999999999999999</text:p>
          </table:table-cell>
          <table:table-cell table:style-name="ce4" office:value-type="float" office:value="0.52000000000000002">
            <text:p>0.52000000000000002</text:p>
          </table:table-cell>
          <table:table-cell table:style-name="ce5" office:value-type="float" office:value="10.930430764">
            <text:p>10.930430764</text:p>
          </table:table-cell>
          <table:table-cell table:number-columns-repeated="1024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2552440775">
            <text:p>52552440775</text:p>
          </table:table-cell>
          <table:table-cell table:style-name="ce4" office:value-type="float" office:value="0.17000000000000001">
            <text:p>0.17000000000000001</text:p>
          </table:table-cell>
          <table:table-cell table:style-name="ce4" office:value-type="float" office:value="0.51000000000000001">
            <text:p>0.51000000000000001</text:p>
          </table:table-cell>
          <table:table-cell table:style-name="ce5" office:value-type="float" office:value="11.231417382">
            <text:p>11.231417382</text:p>
          </table:table-cell>
          <table:table-cell table:number-columns-repeated="1024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2940615500">
            <text:p>52940615500</text:p>
          </table:table-cell>
          <table:table-cell table:style-name="ce4" office:value-type="float" office:value="0.17999999999999999">
            <text:p>0.17999999999999999</text:p>
          </table:table-cell>
          <table:table-cell table:style-name="ce4" office:value-type="float" office:value="0.48999999999999999">
            <text:p>0.48999999999999999</text:p>
          </table:table-cell>
          <table:table-cell table:style-name="ce5" office:value-type="float" office:value="10.808605215">
            <text:p>10.808605215</text:p>
          </table:table-cell>
          <table:table-cell table:number-columns-repeated="1024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52580326999">
            <text:p>52580326999</text:p>
          </table:table-cell>
          <table:table-cell table:style-name="ce4" office:value-type="float" office:value="0.17000000000000001">
            <text:p>0.17000000000000001</text:p>
          </table:table-cell>
          <table:table-cell table:style-name="ce4" office:value-type="float" office:value="0.52000000000000002">
            <text:p>0.52000000000000002</text:p>
          </table:table-cell>
          <table:table-cell table:style-name="ce5" office:value-type="float" office:value="11.274277963999999">
            <text:p>11.274277963999999</text:p>
          </table:table-cell>
          <table:table-cell table:number-columns-repeated="1024"/>
        </table:table-row>
        <table:table-row table:style-name="ro1">
          <table:table-cell table:number-columns-repeated="6"/>
          <table:table-cell table:formula="of:=AVERAGE([.G22:.G26])" office:value-type="float" office:value="11.0879474058">
            <text:p>11.0879474058</text:p>
          </table:table-cell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64573630529">
            <text:p>64573630529</text:p>
          </table:table-cell>
          <table:table-cell table:style-name="ce4" office:value-type="float" office:value="0.059999999999999998">
            <text:p>0.059999999999999998</text:p>
          </table:table-cell>
          <table:table-cell table:style-name="ce4" office:value-type="float" office:value="0.22">
            <text:p>0.22</text:p>
          </table:table-cell>
          <table:table-cell table:style-name="ce5" office:value-type="float" office:value="18.745903065">
            <text:p>18.745903065</text:p>
          </table:table-cell>
          <table:table-cell table:number-columns-repeated="1024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65646614184">
            <text:p>65646614184</text:p>
          </table:table-cell>
          <table:table-cell table:style-name="ce4" office:value-type="float" office:value="0.070000000000000007">
            <text:p>0.070000000000000007</text:p>
          </table:table-cell>
          <table:table-cell table:style-name="ce4" office:value-type="float" office:value="0.20000000000000001">
            <text:p>0.20000000000000001</text:p>
          </table:table-cell>
          <table:table-cell table:style-name="ce5" office:value-type="float" office:value="18.552125457999999">
            <text:p>18.552125457999999</text:p>
          </table:table-cell>
          <table:table-cell table:number-columns-repeated="1024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64712242788">
            <text:p>64712242788</text:p>
          </table:table-cell>
          <table:table-cell table:style-name="ce4" office:value-type="float" office:value="0.070000000000000007">
            <text:p>0.070000000000000007</text:p>
          </table:table-cell>
          <table:table-cell table:style-name="ce4" office:value-type="float" office:value="0.20999999999999999">
            <text:p>0.20999999999999999</text:p>
          </table:table-cell>
          <table:table-cell table:style-name="ce5" office:value-type="float" office:value="18.490334497999999">
            <text:p>18.490334497999999</text:p>
          </table:table-cell>
          <table:table-cell table:number-columns-repeated="1024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63921305187">
            <text:p>63921305187</text:p>
          </table:table-cell>
          <table:table-cell table:style-name="ce4" office:value-type="float" office:value="0.059999999999999998">
            <text:p>0.059999999999999998</text:p>
          </table:table-cell>
          <table:table-cell table:style-name="ce4" office:value-type="float" office:value="0.22">
            <text:p>0.22</text:p>
          </table:table-cell>
          <table:table-cell table:style-name="ce5" office:value-type="float" office:value="18.598658753999999">
            <text:p>18.598658753999999</text:p>
          </table:table-cell>
          <table:table-cell table:number-columns-repeated="1024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64565454561">
            <text:p>64565454561</text:p>
          </table:table-cell>
          <table:table-cell table:style-name="ce4" office:value-type="float" office:value="0.070000000000000007">
            <text:p>0.070000000000000007</text:p>
          </table:table-cell>
          <table:table-cell table:style-name="ce4" office:value-type="float" office:value="0.20999999999999999">
            <text:p>0.20999999999999999</text:p>
          </table:table-cell>
          <table:table-cell table:style-name="ce5" office:value-type="float" office:value="18.320416678000001">
            <text:p>18.320416678000001</text:p>
          </table:table-cell>
          <table:table-cell table:number-columns-repeated="1024"/>
        </table:table-row>
        <table:table-row table:style-name="ro1">
          <table:table-cell table:number-columns-repeated="6"/>
          <table:table-cell table:formula="of:=AVERAGE([.G29:.G33])" office:value-type="float" office:value="18.5414876906">
            <text:p>18.5414876906</text:p>
          </table:table-cell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80947369723">
            <text:p>180947369723</text:p>
          </table:table-cell>
          <table:table-cell table:style-name="ce4" office:value-type="float" office:value="1.8999999999999999">
            <text:p>1.8999999999999999</text:p>
          </table:table-cell>
          <table:table-cell table:style-name="ce4" office:value-type="float" office:value="2.46">
            <text:p>2.46</text:p>
          </table:table-cell>
          <table:table-cell table:style-name="ce5" office:value-type="float" office:value="27.831441055999999">
            <text:p>27.831441055999999</text:p>
          </table:table-cell>
          <table:table-cell table:number-columns-repeated="1024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80946142595">
            <text:p>180946142595</text:p>
          </table:table-cell>
          <table:table-cell table:style-name="ce4" office:value-type="float" office:value="1.8999999999999999">
            <text:p>1.8999999999999999</text:p>
          </table:table-cell>
          <table:table-cell table:style-name="ce4" office:value-type="float" office:value="2.48">
            <text:p>2.48</text:p>
          </table:table-cell>
          <table:table-cell table:style-name="ce5" office:value-type="float" office:value="27.861404070999999">
            <text:p>27.861404070999999</text:p>
          </table:table-cell>
          <table:table-cell table:number-columns-repeated="1024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80942562197">
            <text:p>180942562197</text:p>
          </table:table-cell>
          <table:table-cell table:style-name="ce4" office:value-type="float" office:value="1.8999999999999999">
            <text:p>1.8999999999999999</text:p>
          </table:table-cell>
          <table:table-cell table:style-name="ce4" office:value-type="float" office:value="2.4700000000000002">
            <text:p>2.4700000000000002</text:p>
          </table:table-cell>
          <table:table-cell table:style-name="ce5" office:value-type="float" office:value="27.878349243999999">
            <text:p>27.878349243999999</text:p>
          </table:table-cell>
          <table:table-cell table:number-columns-repeated="1024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80944883047">
            <text:p>180944883047</text:p>
          </table:table-cell>
          <table:table-cell table:style-name="ce4" office:value-type="float" office:value="1.8999999999999999">
            <text:p>1.8999999999999999</text:p>
          </table:table-cell>
          <table:table-cell table:style-name="ce4" office:value-type="float" office:value="2.4500000000000002">
            <text:p>2.4500000000000002</text:p>
          </table:table-cell>
          <table:table-cell table:style-name="ce5" office:value-type="float" office:value="27.875265383999999">
            <text:p>27.875265383999999</text:p>
          </table:table-cell>
          <table:table-cell table:number-columns-repeated="1024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80945497041">
            <text:p>180945497041</text:p>
          </table:table-cell>
          <table:table-cell table:style-name="ce4" office:value-type="float" office:value="1.9099999999999999">
            <text:p>1.9099999999999999</text:p>
          </table:table-cell>
          <table:table-cell table:style-name="ce4" office:value-type="float" office:value="2.4100000000000001">
            <text:p>2.4100000000000001</text:p>
          </table:table-cell>
          <table:table-cell table:style-name="ce5" office:value-type="float" office:value="27.895051302999999">
            <text:p>27.895051302999999</text:p>
          </table:table-cell>
          <table:table-cell table:number-columns-repeated="1024"/>
        </table:table-row>
        <table:table-row table:style-name="ro1">
          <table:table-cell table:number-columns-repeated="6"/>
          <table:table-cell table:formula="of:=AVERAGE([.G36:.G40])" office:value-type="float" office:value="27.868302211599996">
            <text:p>27.868302211599996</text:p>
          </table:table-cell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81550590793">
            <text:p>181550590793</text:p>
          </table:table-cell>
          <table:table-cell table:style-name="ce4" office:value-type="float" office:value="0.78000000000000003">
            <text:p>0.78000000000000003</text:p>
          </table:table-cell>
          <table:table-cell table:style-name="ce4" office:value-type="float" office:value="2.0699999999999998">
            <text:p>2.0699999999999998</text:p>
          </table:table-cell>
          <table:table-cell table:style-name="ce5" office:value-type="float" office:value="34.420439875">
            <text:p>34.420439875</text:p>
          </table:table-cell>
          <table:table-cell table:number-columns-repeated="1024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81972861669">
            <text:p>181972861669</text:p>
          </table:table-cell>
          <table:table-cell table:style-name="ce4" office:value-type="float" office:value="0.76000000000000001">
            <text:p>0.76000000000000001</text:p>
          </table:table-cell>
          <table:table-cell table:style-name="ce4" office:value-type="float" office:value="2.0600000000000001">
            <text:p>2.0600000000000001</text:p>
          </table:table-cell>
          <table:table-cell table:style-name="ce5" office:value-type="float" office:value="35.17125137">
            <text:p>35.17125137</text:p>
          </table:table-cell>
          <table:table-cell table:number-columns-repeated="1024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81700039628">
            <text:p>181700039628</text:p>
          </table:table-cell>
          <table:table-cell table:style-name="ce4" office:value-type="float" office:value="0.73999999999999999">
            <text:p>0.73999999999999999</text:p>
          </table:table-cell>
          <table:table-cell table:style-name="ce4" office:value-type="float" office:value="2.0800000000000001">
            <text:p>2.0800000000000001</text:p>
          </table:table-cell>
          <table:table-cell table:style-name="ce5" office:value-type="float" office:value="36.363805204000002">
            <text:p>36.363805204000002</text:p>
          </table:table-cell>
          <table:table-cell table:number-columns-repeated="1024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81120205981">
            <text:p>181120205981</text:p>
          </table:table-cell>
          <table:table-cell table:style-name="ce4" office:value-type="float" office:value="1.5700000000000001">
            <text:p>1.5700000000000001</text:p>
          </table:table-cell>
          <table:table-cell table:style-name="ce4" office:value-type="float" office:value="2.1099999999999999">
            <text:p>2.1099999999999999</text:p>
          </table:table-cell>
          <table:table-cell table:style-name="ce5" office:value-type="float" office:value="16.947222768">
            <text:p>16.947222768</text:p>
          </table:table-cell>
          <table:table-cell table:number-columns-repeated="1024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81143814300">
            <text:p>181143814300</text:p>
          </table:table-cell>
          <table:table-cell table:style-name="ce4" office:value-type="float" office:value="1.5600000000000001">
            <text:p>1.5600000000000001</text:p>
          </table:table-cell>
          <table:table-cell table:style-name="ce4" office:value-type="float" office:value="2.1099999999999999">
            <text:p>2.1099999999999999</text:p>
          </table:table-cell>
          <table:table-cell table:style-name="ce5" office:value-type="float" office:value="17.053761181999999">
            <text:p>17.053761181999999</text:p>
          </table:table-cell>
          <table:table-cell table:number-columns-repeated="1024"/>
        </table:table-row>
        <table:table-row table:style-name="ro1">
          <table:table-cell table:number-columns-repeated="6"/>
          <table:table-cell table:formula="of:=AVERAGE([.G43:.G47])" office:value-type="float" office:value="27.991296079799998">
            <text:p>27.991296079799998</text:p>
          </table:table-cell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85303936179">
            <text:p>185303936179</text:p>
          </table:table-cell>
          <table:table-cell table:style-name="ce4" office:value-type="float" office:value="0.42999999999999999">
            <text:p>0.42999999999999999</text:p>
          </table:table-cell>
          <table:table-cell table:style-name="ce4" office:value-type="float" office:value="1.48">
            <text:p>1.48</text:p>
          </table:table-cell>
          <table:table-cell table:style-name="ce5" office:value-type="float" office:value="32.143265775000003">
            <text:p>32.143265775000003</text:p>
          </table:table-cell>
          <table:table-cell table:number-columns-repeated="1024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88248243030">
            <text:p>188248243030</text:p>
          </table:table-cell>
          <table:table-cell table:style-name="ce4" office:value-type="float" office:value="0.53000000000000003">
            <text:p>0.53000000000000003</text:p>
          </table:table-cell>
          <table:table-cell table:style-name="ce4" office:value-type="float" office:value="1.3300000000000001">
            <text:p>1.3300000000000001</text:p>
          </table:table-cell>
          <table:table-cell table:style-name="ce5" office:value-type="float" office:value="26.272487091999999">
            <text:p>26.272487091999999</text:p>
          </table:table-cell>
          <table:table-cell table:number-columns-repeated="1024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88297131922">
            <text:p>188297131922</text:p>
          </table:table-cell>
          <table:table-cell table:style-name="ce4" office:value-type="float" office:value="0.53000000000000003">
            <text:p>0.53000000000000003</text:p>
          </table:table-cell>
          <table:table-cell table:style-name="ce4" office:value-type="float" office:value="1.3100000000000001">
            <text:p>1.3100000000000001</text:p>
          </table:table-cell>
          <table:table-cell table:style-name="ce5" office:value-type="float" office:value="26.090468384000001">
            <text:p>26.090468384000001</text:p>
          </table:table-cell>
          <table:table-cell table:number-columns-repeated="1024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188204747958">
            <text:p>188204747958</text:p>
          </table:table-cell>
          <table:table-cell table:style-name="ce4" office:value-type="float" office:value="0.41999999999999998">
            <text:p>0.41999999999999998</text:p>
          </table:table-cell>
          <table:table-cell table:style-name="ce4" office:value-type="float" office:value="1.3100000000000001">
            <text:p>1.3100000000000001</text:p>
          </table:table-cell>
          <table:table-cell table:style-name="ce5" office:value-type="float" office:value="33.352085479000003">
            <text:p>33.352085479000003</text:p>
          </table:table-cell>
          <table:table-cell table:number-columns-repeated="1024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87051768224">
            <text:p>187051768224</text:p>
          </table:table-cell>
          <table:table-cell table:style-name="ce4" office:value-type="float" office:value="0.44">
            <text:p>0.44</text:p>
          </table:table-cell>
          <table:table-cell table:style-name="ce4" office:value-type="float" office:value="1.3700000000000001">
            <text:p>1.3700000000000001</text:p>
          </table:table-cell>
          <table:table-cell table:style-name="ce5" office:value-type="float" office:value="30.330043426">
            <text:p>30.330043426</text:p>
          </table:table-cell>
          <table:table-cell table:number-columns-repeated="1024"/>
        </table:table-row>
        <table:table-row table:style-name="ro1">
          <table:table-cell table:number-columns-repeated="6"/>
          <table:table-cell table:formula="of:=AVERAGE([.G50:.G54])" office:value-type="float" office:value="29.637670031200003">
            <text:p>29.637670031200003</text:p>
          </table:table-cell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94554641848">
            <text:p>194554641848</text:p>
          </table:table-cell>
          <table:table-cell table:style-name="ce4" office:value-type="float" office:value="0.17999999999999999">
            <text:p>0.17999999999999999</text:p>
          </table:table-cell>
          <table:table-cell table:style-name="ce4" office:value-type="float" office:value="0.85999999999999999">
            <text:p>0.85999999999999999</text:p>
          </table:table-cell>
          <table:table-cell table:style-name="ce5" office:value-type="float" office:value="39.797510858999999">
            <text:p>39.797510858999999</text:p>
          </table:table-cell>
          <table:table-cell table:number-columns-repeated="1024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93812405326">
            <text:p>193812405326</text:p>
          </table:table-cell>
          <table:table-cell table:style-name="ce4" office:value-type="float" office:value="0.17999999999999999">
            <text:p>0.17999999999999999</text:p>
          </table:table-cell>
          <table:table-cell table:style-name="ce4" office:value-type="float" office:value="0.89000000000000001">
            <text:p>0.89000000000000001</text:p>
          </table:table-cell>
          <table:table-cell table:style-name="ce5" office:value-type="float" office:value="38.917659170999997">
            <text:p>38.917659170999997</text:p>
          </table:table-cell>
          <table:table-cell table:number-columns-repeated="1024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96648185473">
            <text:p>196648185473</text:p>
          </table:table-cell>
          <table:table-cell table:style-name="ce4" office:value-type="float" office:value="0.17999999999999999">
            <text:p>0.17999999999999999</text:p>
          </table:table-cell>
          <table:table-cell table:style-name="ce4" office:value-type="float" office:value="0.81000000000000005">
            <text:p>0.81000000000000005</text:p>
          </table:table-cell>
          <table:table-cell table:style-name="ce5" office:value-type="float" office:value="40.506374059999999">
            <text:p>40.506374059999999</text:p>
          </table:table-cell>
          <table:table-cell table:number-columns-repeated="1024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95330077171">
            <text:p>195330077171</text:p>
          </table:table-cell>
          <table:table-cell table:style-name="ce4" office:value-type="float" office:value="0.17000000000000001">
            <text:p>0.17000000000000001</text:p>
          </table:table-cell>
          <table:table-cell table:style-name="ce4" office:value-type="float" office:value="0.84999999999999998">
            <text:p>0.84999999999999998</text:p>
          </table:table-cell>
          <table:table-cell table:style-name="ce5" office:value-type="float" office:value="40.867678071999997">
            <text:p>40.867678071999997</text:p>
          </table:table-cell>
          <table:table-cell table:number-columns-repeated="1024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94367985631">
            <text:p>194367985631</text:p>
          </table:table-cell>
          <table:table-cell table:style-name="ce4" office:value-type="float" office:value="0.17999999999999999">
            <text:p>0.17999999999999999</text:p>
          </table:table-cell>
          <table:table-cell table:style-name="ce4" office:value-type="float" office:value="0.85999999999999999">
            <text:p>0.85999999999999999</text:p>
          </table:table-cell>
          <table:table-cell table:style-name="ce5" office:value-type="float" office:value="39.219085229999997">
            <text:p>39.219085229999997</text:p>
          </table:table-cell>
          <table:table-cell table:number-columns-repeated="1024"/>
        </table:table-row>
        <table:table-row table:style-name="ro1">
          <table:table-cell table:number-columns-repeated="6"/>
          <table:table-cell table:formula="of:=AVERAGE([.G57:.G61])" office:value-type="float" office:value="39.861661478399995">
            <text:p>39.861661478399995</text:p>
          </table:table-cell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14520813884">
            <text:p>214520813884</text:p>
          </table:table-cell>
          <table:table-cell table:style-name="ce4" office:value-type="float" office:value="0.089999999999999997">
            <text:p>0.089999999999999997</text:p>
          </table:table-cell>
          <table:table-cell table:style-name="ce4" office:value-type="float" office:value="0.45000000000000001">
            <text:p>0.45000000000000001</text:p>
          </table:table-cell>
          <table:table-cell table:style-name="ce5" office:value-type="float" office:value="41.889488417000003">
            <text:p>41.889488417000003</text:p>
          </table:table-cell>
          <table:table-cell table:number-columns-repeated="1024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214629346146">
            <text:p>214629346146</text:p>
          </table:table-cell>
          <table:table-cell table:style-name="ce4" office:value-type="float" office:value="0.089999999999999997">
            <text:p>0.089999999999999997</text:p>
          </table:table-cell>
          <table:table-cell table:style-name="ce4" office:value-type="float" office:value="0.45000000000000001">
            <text:p>0.45000000000000001</text:p>
          </table:table-cell>
          <table:table-cell table:style-name="ce5" office:value-type="float" office:value="42.281253708999998">
            <text:p>42.281253708999998</text:p>
          </table:table-cell>
          <table:table-cell table:number-columns-repeated="1024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212726211380">
            <text:p>212726211380</text:p>
          </table:table-cell>
          <table:table-cell table:style-name="ce4" office:value-type="float" office:value="0.089999999999999997">
            <text:p>0.089999999999999997</text:p>
          </table:table-cell>
          <table:table-cell table:style-name="ce4" office:value-type="float" office:value="0.46000000000000002">
            <text:p>0.46000000000000002</text:p>
          </table:table-cell>
          <table:table-cell table:style-name="ce5" office:value-type="float" office:value="42.412108240999999">
            <text:p>42.412108240999999</text:p>
          </table:table-cell>
          <table:table-cell table:number-columns-repeated="1024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12884730623">
            <text:p>212884730623</text:p>
          </table:table-cell>
          <table:table-cell table:style-name="ce4" office:value-type="float" office:value="0.10000000000000001">
            <text:p>0.10000000000000001</text:p>
          </table:table-cell>
          <table:table-cell table:style-name="ce4" office:value-type="float" office:value="0.46000000000000002">
            <text:p>0.46000000000000002</text:p>
          </table:table-cell>
          <table:table-cell table:style-name="ce5" office:value-type="float" office:value="40.798086445999999">
            <text:p>40.798086445999999</text:p>
          </table:table-cell>
          <table:table-cell table:number-columns-repeated="1024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216325873039">
            <text:p>216325873039</text:p>
          </table:table-cell>
          <table:table-cell table:style-name="ce4" office:value-type="float" office:value="0.089999999999999997">
            <text:p>0.089999999999999997</text:p>
          </table:table-cell>
          <table:table-cell table:style-name="ce4" office:value-type="float" office:value="0.42999999999999999">
            <text:p>0.42999999999999999</text:p>
          </table:table-cell>
          <table:table-cell table:style-name="ce5" office:value-type="float" office:value="42.626719016000003">
            <text:p>42.626719016000003</text:p>
          </table:table-cell>
          <table:table-cell table:number-columns-repeated="1024"/>
        </table:table-row>
        <table:table-row table:style-name="ro1">
          <table:table-cell table:number-columns-repeated="6"/>
          <table:table-cell table:formula="of:=AVERAGE([.G64:.G68])" office:value-type="float" office:value="42.001531165800003">
            <text:p>42.001531165800003</text:p>
          </table:table-cell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36294336008">
            <text:p>536294336008</text:p>
          </table:table-cell>
          <table:table-cell table:style-name="ce4" office:value-type="float" office:value="2.04">
            <text:p>2.04</text:p>
          </table:table-cell>
          <table:table-cell table:style-name="ce4" office:value-type="float" office:value="1.54">
            <text:p>1.54</text:p>
          </table:table-cell>
          <table:table-cell table:style-name="ce5" office:value-type="float" office:value="72.587565111000004">
            <text:p>72.587565111000004</text:p>
          </table:table-cell>
          <table:table-cell table:number-columns-repeated="1024"/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36282804893">
            <text:p>536282804893</text:p>
          </table:table-cell>
          <table:table-cell table:style-name="ce4" office:value-type="float" office:value="2.04">
            <text:p>2.04</text:p>
          </table:table-cell>
          <table:table-cell table:style-name="ce4" office:value-type="float" office:value="1.54">
            <text:p>1.54</text:p>
          </table:table-cell>
          <table:table-cell table:style-name="ce5" office:value-type="float" office:value="72.540259523000003">
            <text:p>72.540259523000003</text:p>
          </table:table-cell>
          <table:table-cell table:number-columns-repeated="1024"/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36293906950">
            <text:p>536293906950</text:p>
          </table:table-cell>
          <table:table-cell table:style-name="ce4" office:value-type="float" office:value="2.0299999999999998">
            <text:p>2.0299999999999998</text:p>
          </table:table-cell>
          <table:table-cell table:style-name="ce4" office:value-type="float" office:value="1.54">
            <text:p>1.54</text:p>
          </table:table-cell>
          <table:table-cell table:style-name="ce5" office:value-type="float" office:value="72.968084790000006">
            <text:p>72.968084790000006</text:p>
          </table:table-cell>
          <table:table-cell table:number-columns-repeated="1024"/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36277042413">
            <text:p>536277042413</text:p>
          </table:table-cell>
          <table:table-cell table:style-name="ce4" office:value-type="float" office:value="2.04">
            <text:p>2.04</text:p>
          </table:table-cell>
          <table:table-cell table:style-name="ce4" office:value-type="float" office:value="1.54">
            <text:p>1.54</text:p>
          </table:table-cell>
          <table:table-cell table:style-name="ce5" office:value-type="float" office:value="72.571552299000004">
            <text:p>72.571552299000004</text:p>
          </table:table-cell>
          <table:table-cell table:number-columns-repeated="1024"/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36300317830">
            <text:p>536300317830</text:p>
          </table:table-cell>
          <table:table-cell table:style-name="ce4" office:value-type="float" office:value="2.0299999999999998">
            <text:p>2.0299999999999998</text:p>
          </table:table-cell>
          <table:table-cell table:style-name="ce4" office:value-type="float" office:value="1.54">
            <text:p>1.54</text:p>
          </table:table-cell>
          <table:table-cell table:style-name="ce5" office:value-type="float" office:value="72.981416254999999">
            <text:p>72.981416254999999</text:p>
          </table:table-cell>
          <table:table-cell table:number-columns-repeated="1024"/>
        </table:table-row>
        <table:table-row table:style-name="ro1">
          <table:table-cell table:number-columns-repeated="6"/>
          <table:table-cell table:formula="of:=AVERAGE([.G71:.G75])" office:value-type="float" office:value="72.729775595600003">
            <text:p>72.729775595600003</text:p>
          </table:table-cell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36729355250">
            <text:p>536729355250</text:p>
          </table:table-cell>
          <table:table-cell table:style-name="ce4" office:value-type="float" office:value="1.3400000000000001">
            <text:p>1.3400000000000001</text:p>
          </table:table-cell>
          <table:table-cell table:style-name="ce4" office:value-type="float" office:value="1.4399999999999999">
            <text:p>1.4399999999999999</text:p>
          </table:table-cell>
          <table:table-cell table:style-name="ce5" office:value-type="float" office:value="55.495881914999998">
            <text:p>55.495881914999998</text:p>
          </table:table-cell>
          <table:table-cell table:number-columns-repeated="1024"/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537166790050">
            <text:p>537166790050</text:p>
          </table:table-cell>
          <table:table-cell table:style-name="ce4" office:value-type="float" office:value="1.25">
            <text:p>1.25</text:p>
          </table:table-cell>
          <table:table-cell table:style-name="ce4" office:value-type="float" office:value="1.4199999999999999">
            <text:p>1.4199999999999999</text:p>
          </table:table-cell>
          <table:table-cell table:style-name="ce5" office:value-type="float" office:value="59.412845947999998">
            <text:p>59.412845947999998</text:p>
          </table:table-cell>
          <table:table-cell table:number-columns-repeated="1024"/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36854678889">
            <text:p>536854678889</text:p>
          </table:table-cell>
          <table:table-cell table:style-name="ce4" office:value-type="float" office:value="1.21">
            <text:p>1.21</text:p>
          </table:table-cell>
          <table:table-cell table:style-name="ce4" office:value-type="float" office:value="1.45">
            <text:p>1.45</text:p>
          </table:table-cell>
          <table:table-cell table:style-name="ce5" office:value-type="float" office:value="61.442317420999998">
            <text:p>61.442317420999998</text:p>
          </table:table-cell>
          <table:table-cell table:number-columns-repeated="1024"/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36959506776">
            <text:p>536959506776</text:p>
          </table:table-cell>
          <table:table-cell table:style-name="ce4" office:value-type="float" office:value="1.27">
            <text:p>1.27</text:p>
          </table:table-cell>
          <table:table-cell table:style-name="ce4" office:value-type="float" office:value="1.4399999999999999">
            <text:p>1.4399999999999999</text:p>
          </table:table-cell>
          <table:table-cell table:style-name="ce5" office:value-type="float" office:value="58.664325708">
            <text:p>58.664325708</text:p>
          </table:table-cell>
          <table:table-cell table:number-columns-repeated="9"/>
          <table:table-cell office:value-type="string">
            <text:p> </text:p>
          </table:table-cell>
          <table:table-cell table:number-columns-repeated="1024"/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36867888913">
            <text:p>536867888913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1.45">
            <text:p>1.45</text:p>
          </table:table-cell>
          <table:table-cell table:style-name="ce5" office:value-type="float" office:value="57.626536008999999">
            <text:p>57.626536008999999</text:p>
          </table:table-cell>
          <table:table-cell table:number-columns-repeated="1024"/>
        </table:table-row>
        <table:table-row table:style-name="ro1">
          <table:table-cell table:number-columns-repeated="6"/>
          <table:table-cell table:formula="of:=AVERAGE([.G78:.G82])" office:value-type="float" office:value="58.528381400199997">
            <text:p>58.528381400199997</text:p>
          </table:table-cell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40352429060">
            <text:p>540352429060</text:p>
          </table:table-cell>
          <table:table-cell table:style-name="ce4" office:value-type="float" office:value="0.72999999999999998">
            <text:p>0.72999999999999998</text:p>
          </table:table-cell>
          <table:table-cell table:style-name="ce4" office:value-type="float" office:value="1.25">
            <text:p>1.25</text:p>
          </table:table-cell>
          <table:table-cell table:style-name="ce5" office:value-type="float" office:value="52.53587881">
            <text:p>52.53587881</text:p>
          </table:table-cell>
          <table:table-cell table:number-columns-repeated="1024"/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40007261005">
            <text:p>540007261005</text:p>
          </table:table-cell>
          <table:table-cell table:style-name="ce4" office:value-type="float" office:value="0.76000000000000001">
            <text:p>0.76000000000000001</text:p>
          </table:table-cell>
          <table:table-cell table:style-name="ce4" office:value-type="float" office:value="1.26">
            <text:p>1.26</text:p>
          </table:table-cell>
          <table:table-cell table:style-name="ce5" office:value-type="float" office:value="50.903276331000001">
            <text:p>50.903276331000001</text:p>
          </table:table-cell>
          <table:table-cell table:number-columns-repeated="1024"/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41010646974">
            <text:p>541010646974</text:p>
          </table:table-cell>
          <table:table-cell table:style-name="ce4" office:value-type="float" office:value="0.78000000000000003">
            <text:p>0.78000000000000003</text:p>
          </table:table-cell>
          <table:table-cell table:style-name="ce4" office:value-type="float" office:value="1.25">
            <text:p>1.25</text:p>
          </table:table-cell>
          <table:table-cell table:style-name="ce5" office:value-type="float" office:value="49.649721997">
            <text:p>49.649721997</text:p>
          </table:table-cell>
          <table:table-cell table:number-columns-repeated="1024"/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540283181013">
            <text:p>540283181013</text:p>
          </table:table-cell>
          <table:table-cell table:style-name="ce4" office:value-type="float" office:value="0.72999999999999998">
            <text:p>0.72999999999999998</text:p>
          </table:table-cell>
          <table:table-cell table:style-name="ce4" office:value-type="float" office:value="1.26">
            <text:p>1.26</text:p>
          </table:table-cell>
          <table:table-cell table:style-name="ce5" office:value-type="float" office:value="53.063875688000003">
            <text:p>53.063875688000003</text:p>
          </table:table-cell>
          <table:table-cell table:number-columns-repeated="1024"/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540534604645">
            <text:p>540534604645</text:p>
          </table:table-cell>
          <table:table-cell table:style-name="ce4" office:value-type="float" office:value="0.75">
            <text:p>0.75</text:p>
          </table:table-cell>
          <table:table-cell table:style-name="ce4" office:value-type="float" office:value="1.27">
            <text:p>1.27</text:p>
          </table:table-cell>
          <table:table-cell table:style-name="ce5" office:value-type="float" office:value="51.440554196000001">
            <text:p>51.440554196000001</text:p>
          </table:table-cell>
          <table:table-cell table:number-columns-repeated="1024"/>
        </table:table-row>
        <table:table-row table:style-name="ro1">
          <table:table-cell table:number-columns-repeated="6"/>
          <table:table-cell table:formula="of:=AVERAGE([.G85:.G89])" office:value-type="float" office:value="51.518661404399992">
            <text:p>51.518661404399992</text:p>
          </table:table-cell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54134034085">
            <text:p>554134034085</text:p>
          </table:table-cell>
          <table:table-cell table:style-name="ce4" office:value-type="float" office:value="0.35999999999999999">
            <text:p>0.35999999999999999</text:p>
          </table:table-cell>
          <table:table-cell table:style-name="ce4" office:value-type="float" office:value="0.93999999999999995">
            <text:p>0.93999999999999995</text:p>
          </table:table-cell>
          <table:table-cell table:style-name="ce5" office:value-type="float" office:value="55.526920808">
            <text:p>55.526920808</text:p>
          </table:table-cell>
          <table:table-cell table:number-columns-repeated="1024"/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55265736783">
            <text:p>555265736783</text:p>
          </table:table-cell>
          <table:table-cell table:style-name="ce4" office:value-type="float" office:value="0.34999999999999998">
            <text:p>0.34999999999999998</text:p>
          </table:table-cell>
          <table:table-cell table:style-name="ce4" office:value-type="float" office:value="0.94999999999999996">
            <text:p>0.94999999999999996</text:p>
          </table:table-cell>
          <table:table-cell table:style-name="ce5" office:value-type="float" office:value="57.743746453">
            <text:p>57.743746453</text:p>
          </table:table-cell>
          <table:table-cell table:number-columns-repeated="1024"/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53183595260">
            <text:p>553183595260</text:p>
          </table:table-cell>
          <table:table-cell table:style-name="ce4" office:value-type="float" office:value="0.34000000000000002">
            <text:p>0.34000000000000002</text:p>
          </table:table-cell>
          <table:table-cell table:style-name="ce4" office:value-type="float" office:value="0.95999999999999996">
            <text:p>0.95999999999999996</text:p>
          </table:table-cell>
          <table:table-cell table:style-name="ce5" office:value-type="float" office:value="58.567789245">
            <text:p>58.567789245</text:p>
          </table:table-cell>
          <table:table-cell table:number-columns-repeated="1024"/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50579651609">
            <text:p>550579651609</text:p>
          </table:table-cell>
          <table:table-cell table:style-name="ce4" office:value-type="float" office:value="0.35999999999999999">
            <text:p>0.35999999999999999</text:p>
          </table:table-cell>
          <table:table-cell table:style-name="ce4" office:value-type="float" office:value="0.98999999999999999">
            <text:p>0.98999999999999999</text:p>
          </table:table-cell>
          <table:table-cell table:style-name="ce5" office:value-type="float" office:value="55.144470212000002">
            <text:p>55.144470212000002</text:p>
          </table:table-cell>
          <table:table-cell table:number-columns-repeated="1024"/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552889415514">
            <text:p>552889415514</text:p>
          </table:table-cell>
          <table:table-cell table:style-name="ce4" office:value-type="float" office:value="0.34000000000000002">
            <text:p>0.34000000000000002</text:p>
          </table:table-cell>
          <table:table-cell table:style-name="ce4" office:value-type="float" office:value="0.96999999999999997">
            <text:p>0.96999999999999997</text:p>
          </table:table-cell>
          <table:table-cell table:style-name="ce5" office:value-type="float" office:value="60.127834686999996">
            <text:p>60.127834686999996</text:p>
          </table:table-cell>
          <table:table-cell table:number-columns-repeated="1024"/>
        </table:table-row>
        <table:table-row table:style-name="ro1">
          <table:table-cell table:number-columns-repeated="6"/>
          <table:table-cell table:formula="of:=AVERAGE([.G92:.G96])" office:value-type="float" office:value="57.422152281000002">
            <text:p>57.422152281000002</text:p>
          </table:table-cell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95663131280">
            <text:p>595663131280</text:p>
          </table:table-cell>
          <table:table-cell table:style-name="ce4" office:value-type="float" office:value="0.17000000000000001">
            <text:p>0.17000000000000001</text:p>
          </table:table-cell>
          <table:table-cell table:style-name="ce4" office:value-type="float" office:value="0.56999999999999995">
            <text:p>0.56999999999999995</text:p>
          </table:table-cell>
          <table:table-cell table:style-name="ce5" office:value-type="float" office:value="63.412049215000003">
            <text:p>63.412049215000003</text:p>
          </table:table-cell>
          <table:table-cell table:number-columns-repeated="1024"/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596643641731">
            <text:p>596643641731</text:p>
          </table:table-cell>
          <table:table-cell table:style-name="ce4" office:value-type="float" office:value="0.17999999999999999">
            <text:p>0.17999999999999999</text:p>
          </table:table-cell>
          <table:table-cell table:style-name="ce4" office:value-type="float" office:value="0.56000000000000005">
            <text:p>0.56000000000000005</text:p>
          </table:table-cell>
          <table:table-cell table:style-name="ce5" office:value-type="float" office:value="62.726982606999997">
            <text:p>62.726982606999997</text:p>
          </table:table-cell>
          <table:table-cell table:number-columns-repeated="1024"/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594017469132">
            <text:p>594017469132</text:p>
          </table:table-cell>
          <table:table-cell table:style-name="ce4" office:value-type="float" office:value="0.17000000000000001">
            <text:p>0.17000000000000001</text:p>
          </table:table-cell>
          <table:table-cell table:style-name="ce4" office:value-type="float" office:value="0.57999999999999996">
            <text:p>0.57999999999999996</text:p>
          </table:table-cell>
          <table:table-cell table:style-name="ce5" office:value-type="float" office:value="63.514134849999998">
            <text:p>63.514134849999998</text:p>
          </table:table-cell>
          <table:table-cell table:number-columns-repeated="1024"/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598259392236">
            <text:p>598259392236</text:p>
          </table:table-cell>
          <table:table-cell table:style-name="ce4" office:value-type="float" office:value="0.17000000000000001">
            <text:p>0.17000000000000001</text:p>
          </table:table-cell>
          <table:table-cell table:style-name="ce4" office:value-type="float" office:value="0.56999999999999995">
            <text:p>0.56999999999999995</text:p>
          </table:table-cell>
          <table:table-cell table:style-name="ce5" office:value-type="float" office:value="64.898915572000007">
            <text:p>64.898915572000007</text:p>
          </table:table-cell>
          <table:table-cell table:number-columns-repeated="1024"/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594286028686">
            <text:p>594286028686</text:p>
          </table:table-cell>
          <table:table-cell table:style-name="ce4" office:value-type="float" office:value="0.17000000000000001">
            <text:p>0.17000000000000001</text:p>
          </table:table-cell>
          <table:table-cell table:style-name="ce4" office:value-type="float" office:value="0.56999999999999995">
            <text:p>0.56999999999999995</text:p>
          </table:table-cell>
          <table:table-cell table:style-name="ce5" office:value-type="float" office:value="64.060419152999998">
            <text:p>64.060419152999998</text:p>
          </table:table-cell>
          <table:table-cell table:number-columns-repeated="1024"/>
        </table:table-row>
        <table:table-row table:style-name="ro1">
          <table:table-cell table:number-columns-repeated="6"/>
          <table:table-cell table:formula="of:=AVERAGE([.G99:.G103])" office:value-type="float" office:value="63.722500279400002">
            <text:p>63.722500279400002</text:p>
          </table:table-cell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372">
            <text:p>137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347259350259">
            <text:p>1347259350259</text:p>
          </table:table-cell>
          <table:table-cell table:style-name="ce4" office:value-type="float" office:value="2.1299999999999999">
            <text:p>2.1299999999999999</text:p>
          </table:table-cell>
          <table:table-cell table:style-name="ce4" office:value-type="float" office:value="1">
            <text:p>1</text:p>
          </table:table-cell>
          <table:table-cell table:style-name="ce5" office:value-type="float" office:value="183.58850554599999">
            <text:p>183.58850554599999</text:p>
          </table:table-cell>
          <table:table-cell table:number-columns-repeated="1024"/>
        </table:table-row>
        <table:table-row table:style-name="ro1">
          <table:table-cell office:value-type="float" office:value="1372">
            <text:p>137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347265675141">
            <text:p>1347265675141</text:p>
          </table:table-cell>
          <table:table-cell table:style-name="ce4" office:value-type="float" office:value="2.1299999999999999">
            <text:p>2.1299999999999999</text:p>
          </table:table-cell>
          <table:table-cell table:style-name="ce4" office:value-type="float" office:value="1">
            <text:p>1</text:p>
          </table:table-cell>
          <table:table-cell table:style-name="ce5" office:value-type="float" office:value="183.80387617900001">
            <text:p>183.80387617900001</text:p>
          </table:table-cell>
          <table:table-cell table:number-columns-repeated="1024"/>
        </table:table-row>
        <table:table-row table:style-name="ro1">
          <table:table-cell office:value-type="float" office:value="1372">
            <text:p>137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347272582292">
            <text:p>1347272582292</text:p>
          </table:table-cell>
          <table:table-cell table:style-name="ce4" office:value-type="float" office:value="2.1299999999999999">
            <text:p>2.1299999999999999</text:p>
          </table:table-cell>
          <table:table-cell table:style-name="ce4" office:value-type="float" office:value="1.01">
            <text:p>1.01</text:p>
          </table:table-cell>
          <table:table-cell table:style-name="ce5" office:value-type="float" office:value="183.939977266">
            <text:p>183.939977266</text:p>
          </table:table-cell>
          <table:table-cell table:number-columns-repeated="1024"/>
        </table:table-row>
        <table:table-row table:style-name="ro1">
          <table:table-cell office:value-type="float" office:value="1372">
            <text:p>137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347204651305">
            <text:p>1347204651305</text:p>
          </table:table-cell>
          <table:table-cell table:style-name="ce4" office:value-type="float" office:value="2.1200000000000001">
            <text:p>2.1200000000000001</text:p>
          </table:table-cell>
          <table:table-cell table:style-name="ce4" office:value-type="float" office:value="1.05">
            <text:p>1.05</text:p>
          </table:table-cell>
          <table:table-cell table:style-name="ce5" office:value-type="float" office:value="185.13934610000001">
            <text:p>185.13934610000001</text:p>
          </table:table-cell>
          <table:table-cell table:number-columns-repeated="1024"/>
        </table:table-row>
        <table:table-row table:style-name="ro1">
          <table:table-cell office:value-type="float" office:value="1372">
            <text:p>137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347291172553">
            <text:p>1347291172553</text:p>
          </table:table-cell>
          <table:table-cell table:style-name="ce4" office:value-type="float" office:value="2.1299999999999999">
            <text:p>2.1299999999999999</text:p>
          </table:table-cell>
          <table:table-cell table:style-name="ce4" office:value-type="float" office:value="1">
            <text:p>1</text:p>
          </table:table-cell>
          <table:table-cell table:style-name="ce5" office:value-type="float" office:value="184.63684851100001">
            <text:p>184.63684851100001</text:p>
          </table:table-cell>
          <table:table-cell table:number-columns-repeated="1024"/>
        </table:table-row>
        <table:table-row table:style-name="ro1">
          <table:table-cell table:number-columns-repeated="6"/>
          <table:table-cell table:formula="of:=AVERAGE([.G106:.G110])" office:value-type="float" office:value="184.22171072040001">
            <text:p>184.22171072040001</text:p>
          </table:table-cell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372">
            <text:p>137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354504097913">
            <text:p>1354504097913</text:p>
          </table:table-cell>
          <table:table-cell table:style-name="ce4" office:value-type="float" office:value="1.02">
            <text:p>1.02</text:p>
          </table:table-cell>
          <table:table-cell table:style-name="ce4" office:value-type="float" office:value="0.93999999999999995">
            <text:p>0.93999999999999995</text:p>
          </table:table-cell>
          <table:table-cell table:style-name="ce5" office:value-type="float" office:value="194.11502554">
            <text:p>194.11502554</text:p>
          </table:table-cell>
          <table:table-cell table:number-columns-repeated="1024"/>
        </table:table-row>
        <table:table-row table:style-name="ro1">
          <table:table-cell office:value-type="float" office:value="1372">
            <text:p>137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349249056857">
            <text:p>1349249056857</text:p>
          </table:table-cell>
          <table:table-cell table:style-name="ce4" office:value-type="float" office:value="1.8700000000000001">
            <text:p>1.8700000000000001</text:p>
          </table:table-cell>
          <table:table-cell table:style-name="ce4" office:value-type="float" office:value="0.95999999999999996">
            <text:p>0.95999999999999996</text:p>
          </table:table-cell>
          <table:table-cell table:style-name="ce5" office:value-type="float" office:value="105.309736804">
            <text:p>105.309736804</text:p>
          </table:table-cell>
          <table:table-cell table:number-columns-repeated="1024"/>
        </table:table-row>
        <table:table-row table:style-name="ro1">
          <table:table-cell office:value-type="float" office:value="1372">
            <text:p>137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349146038850">
            <text:p>1349146038850</text:p>
          </table:table-cell>
          <table:table-cell table:style-name="ce4" office:value-type="float" office:value="1.8799999999999999">
            <text:p>1.8799999999999999</text:p>
          </table:table-cell>
          <table:table-cell table:style-name="ce4" office:value-type="float" office:value="0.96999999999999997">
            <text:p>0.96999999999999997</text:p>
          </table:table-cell>
          <table:table-cell table:style-name="ce5" office:value-type="float" office:value="104.909679834">
            <text:p>104.909679834</text:p>
          </table:table-cell>
          <table:table-cell table:number-columns-repeated="1024"/>
        </table:table-row>
        <table:table-row table:style-name="ro1">
          <table:table-cell office:value-type="float" office:value="1372">
            <text:p>137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349203193123">
            <text:p>1349203193123</text:p>
          </table:table-cell>
          <table:table-cell table:style-name="ce4" office:value-type="float" office:value="1.8700000000000001">
            <text:p>1.8700000000000001</text:p>
          </table:table-cell>
          <table:table-cell table:style-name="ce4" office:value-type="float" office:value="0.95999999999999996">
            <text:p>0.95999999999999996</text:p>
          </table:table-cell>
          <table:table-cell table:style-name="ce5" office:value-type="float" office:value="105.15524343200001">
            <text:p>105.15524343200001</text:p>
          </table:table-cell>
          <table:table-cell table:number-columns-repeated="1024"/>
        </table:table-row>
        <table:table-row table:style-name="ro1">
          <table:table-cell office:value-type="float" office:value="1372">
            <text:p>137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349151598442">
            <text:p>1349151598442</text:p>
          </table:table-cell>
          <table:table-cell table:style-name="ce4" office:value-type="float" office:value="1.8700000000000001">
            <text:p>1.8700000000000001</text:p>
          </table:table-cell>
          <table:table-cell table:style-name="ce4" office:value-type="float" office:value="1.01">
            <text:p>1.01</text:p>
          </table:table-cell>
          <table:table-cell table:style-name="ce5" office:value-type="float" office:value="105.78243936">
            <text:p>105.78243936</text:p>
          </table:table-cell>
          <table:table-cell table:number-columns-repeated="1024"/>
        </table:table-row>
        <table:table-row table:style-name="ro1">
          <table:table-cell table:number-columns-repeated="6"/>
          <table:table-cell table:formula="of:=AVERAGE([.G113:.G117])" office:value-type="float" office:value="123.05442499400002">
            <text:p>123.05442499400002</text:p>
          </table:table-cell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372">
            <text:p>137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61748378328">
            <text:p>1361748378328</text:p>
          </table:table-cell>
          <table:table-cell table:style-name="ce4" office:value-type="float" office:value="0.63">
            <text:p>0.63</text:p>
          </table:table-cell>
          <table:table-cell table:style-name="ce4" office:value-type="float" office:value="0.84999999999999998">
            <text:p>0.84999999999999998</text:p>
          </table:table-cell>
          <table:table-cell table:style-name="ce5" office:value-type="float" office:value="159.11154007600001">
            <text:p>159.11154007600001</text:p>
          </table:table-cell>
          <table:table-cell table:number-columns-repeated="1024"/>
        </table:table-row>
        <table:table-row table:style-name="ro1">
          <table:table-cell office:value-type="float" office:value="1372">
            <text:p>137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367700494008">
            <text:p>1367700494008</text:p>
          </table:table-cell>
          <table:table-cell table:style-name="ce4" office:value-type="float" office:value="0.57999999999999996">
            <text:p>0.57999999999999996</text:p>
          </table:table-cell>
          <table:table-cell table:style-name="ce4" office:value-type="float" office:value="0.83999999999999997">
            <text:p>0.83999999999999997</text:p>
          </table:table-cell>
          <table:table-cell table:style-name="ce5" office:value-type="float" office:value="172.57270744300001">
            <text:p>172.57270744300001</text:p>
          </table:table-cell>
          <table:table-cell table:number-columns-repeated="1024"/>
        </table:table-row>
        <table:table-row table:style-name="ro1">
          <table:table-cell office:value-type="float" office:value="1372">
            <text:p>137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364845862589">
            <text:p>1364845862589</text:p>
          </table:table-cell>
          <table:table-cell table:style-name="ce4" office:value-type="float" office:value="0.57999999999999996">
            <text:p>0.57999999999999996</text:p>
          </table:table-cell>
          <table:table-cell table:style-name="ce4" office:value-type="float" office:value="0.85999999999999999">
            <text:p>0.85999999999999999</text:p>
          </table:table-cell>
          <table:table-cell table:style-name="ce5" office:value-type="float" office:value="171.84676496200001">
            <text:p>171.84676496200001</text:p>
          </table:table-cell>
          <table:table-cell table:number-columns-repeated="1024"/>
        </table:table-row>
        <table:table-row table:style-name="ro1">
          <table:table-cell office:value-type="float" office:value="1372">
            <text:p>1372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1366757456611">
            <text:p>1366757456611</text:p>
          </table:table-cell>
          <table:table-cell table:style-name="ce4" office:value-type="float" office:value="0.65000000000000002">
            <text:p>0.65000000000000002</text:p>
          </table:table-cell>
          <table:table-cell table:style-name="ce4" office:value-type="float" office:value="0.83999999999999997">
            <text:p>0.83999999999999997</text:p>
          </table:table-cell>
          <table:table-cell table:style-name="ce5" office:value-type="float" office:value="154.630503514">
            <text:p>154.630503514</text:p>
          </table:table-cell>
          <table:table-cell table:number-columns-repeated="1024"/>
        </table:table-row>
        <table:table-row table:style-name="ro1">
          <table:table-cell office:value-type="float" office:value="1372">
            <text:p>137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367261709535">
            <text:p>1367261709535</text:p>
          </table:table-cell>
          <table:table-cell table:style-name="ce4" office:value-type="float" office:value="0.56999999999999995">
            <text:p>0.56999999999999995</text:p>
          </table:table-cell>
          <table:table-cell table:style-name="ce4" office:value-type="float" office:value="0.84999999999999998">
            <text:p>0.84999999999999998</text:p>
          </table:table-cell>
          <table:table-cell table:style-name="ce5" office:value-type="float" office:value="173.82004511700001">
            <text:p>173.82004511700001</text:p>
          </table:table-cell>
          <table:table-cell table:number-columns-repeated="1024"/>
        </table:table-row>
        <table:table-row table:style-name="ro1">
          <table:table-cell table:number-columns-repeated="6"/>
          <table:table-cell table:formula="of:=AVERAGE([.G120:.G124])" office:value-type="float" office:value="166.39631222240001">
            <text:p>166.39631222240001</text:p>
          </table:table-cell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372">
            <text:p>137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406651152097">
            <text:p>1406651152097</text:p>
          </table:table-cell>
          <table:table-cell table:style-name="ce4" office:value-type="float" office:value="0.28000000000000003">
            <text:p>0.28000000000000003</text:p>
          </table:table-cell>
          <table:table-cell table:style-name="ce4" office:value-type="float" office:value="0.65000000000000002">
            <text:p>0.65000000000000002</text:p>
          </table:table-cell>
          <table:table-cell table:style-name="ce5" office:value-type="float" office:value="177.54588618599999">
            <text:p>177.54588618599999</text:p>
          </table:table-cell>
          <table:table-cell table:number-columns-repeated="1024"/>
        </table:table-row>
        <table:table-row table:style-name="ro1">
          <table:table-cell office:value-type="float" office:value="1372">
            <text:p>137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409865145770">
            <text:p>1409865145770</text:p>
          </table:table-cell>
          <table:table-cell table:style-name="ce4" office:value-type="float" office:value="0.28000000000000003">
            <text:p>0.28000000000000003</text:p>
          </table:table-cell>
          <table:table-cell table:style-name="ce4" office:value-type="float" office:value="0.64000000000000001">
            <text:p>0.64000000000000001</text:p>
          </table:table-cell>
          <table:table-cell table:style-name="ce5" office:value-type="float" office:value="178.12356583600001">
            <text:p>178.12356583600001</text:p>
          </table:table-cell>
          <table:table-cell table:number-columns-repeated="1024"/>
        </table:table-row>
        <table:table-row table:style-name="ro1">
          <table:table-cell office:value-type="float" office:value="1372">
            <text:p>137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405378834342">
            <text:p>1405378834342</text:p>
          </table:table-cell>
          <table:table-cell table:style-name="ce4" office:value-type="float" office:value="0.28000000000000003">
            <text:p>0.28000000000000003</text:p>
          </table:table-cell>
          <table:table-cell table:style-name="ce4" office:value-type="float" office:value="0.66000000000000003">
            <text:p>0.66000000000000003</text:p>
          </table:table-cell>
          <table:table-cell table:style-name="ce5" office:value-type="float" office:value="176.620442005">
            <text:p>176.620442005</text:p>
          </table:table-cell>
          <table:table-cell table:number-columns-repeated="1024"/>
        </table:table-row>
        <table:table-row table:style-name="ro1">
          <table:table-cell office:value-type="float" office:value="1372">
            <text:p>137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408856587328">
            <text:p>1408856587328</text:p>
          </table:table-cell>
          <table:table-cell table:style-name="ce4" office:value-type="float" office:value="0.28999999999999998">
            <text:p>0.28999999999999998</text:p>
          </table:table-cell>
          <table:table-cell table:style-name="ce4" office:value-type="float" office:value="0.64000000000000001">
            <text:p>0.64000000000000001</text:p>
          </table:table-cell>
          <table:table-cell table:style-name="ce5" office:value-type="float" office:value="172.85231367200001">
            <text:p>172.85231367200001</text:p>
          </table:table-cell>
          <table:table-cell table:number-columns-repeated="1024"/>
        </table:table-row>
        <table:table-row table:style-name="ro1">
          <table:table-cell office:value-type="float" office:value="1372">
            <text:p>137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403808052085">
            <text:p>1403808052085</text:p>
          </table:table-cell>
          <table:table-cell table:style-name="ce4" office:value-type="float" office:value="0.28000000000000003">
            <text:p>0.28000000000000003</text:p>
          </table:table-cell>
          <table:table-cell table:style-name="ce4" office:value-type="float" office:value="0.66000000000000003">
            <text:p>0.66000000000000003</text:p>
          </table:table-cell>
          <table:table-cell table:style-name="ce5" office:value-type="float" office:value="178.12053698400001">
            <text:p>178.12053698400001</text:p>
          </table:table-cell>
          <table:table-cell table:number-columns-repeated="1024"/>
        </table:table-row>
        <table:table-row table:style-name="ro1">
          <table:table-cell table:number-columns-repeated="6"/>
          <table:table-cell table:formula="of:=AVERAGE([.G127:.G131])" office:value-type="float" office:value="176.6525489366">
            <text:p>176.6525489366</text:p>
          </table:table-cell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372">
            <text:p>137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525477638581">
            <text:p>1525477638581</text:p>
          </table:table-cell>
          <table:table-cell table:style-name="ce4" office:value-type="float" office:value="0.16">
            <text:p>0.16</text:p>
          </table:table-cell>
          <table:table-cell table:style-name="ce4" office:value-type="float" office:value="0.40999999999999998">
            <text:p>0.40999999999999998</text:p>
          </table:table-cell>
          <table:table-cell table:style-name="ce5" office:value-type="float" office:value="183.09998136199999">
            <text:p>183.09998136199999</text:p>
          </table:table-cell>
          <table:table-cell table:number-columns-repeated="1024"/>
        </table:table-row>
        <table:table-row table:style-name="ro1">
          <table:table-cell office:value-type="float" office:value="1372">
            <text:p>1372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513297919738">
            <text:p>1513297919738</text:p>
          </table:table-cell>
          <table:table-cell table:style-name="ce4" office:value-type="float" office:value="0.14999999999999999">
            <text:p>0.14999999999999999</text:p>
          </table:table-cell>
          <table:table-cell table:style-name="ce4" office:value-type="float" office:value="0.41999999999999998">
            <text:p>0.41999999999999998</text:p>
          </table:table-cell>
          <table:table-cell table:style-name="ce5" office:value-type="float" office:value="183.0375458">
            <text:p>183.0375458</text:p>
          </table:table-cell>
          <table:table-cell table:number-columns-repeated="1024"/>
        </table:table-row>
        <table:table-row table:style-name="ro1">
          <table:table-cell office:value-type="float" office:value="1372">
            <text:p>1372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497797320111">
            <text:p>1497797320111</text:p>
          </table:table-cell>
          <table:table-cell table:style-name="ce4" office:value-type="float" office:value="0.14999999999999999">
            <text:p>0.14999999999999999</text:p>
          </table:table-cell>
          <table:table-cell table:style-name="ce4" office:value-type="float" office:value="0.44">
            <text:p>0.44</text:p>
          </table:table-cell>
          <table:table-cell table:style-name="ce5" office:value-type="float" office:value="185.068435128">
            <text:p>185.068435128</text:p>
          </table:table-cell>
          <table:table-cell table:number-columns-repeated="1024"/>
        </table:table-row>
        <table:table-row table:style-name="ro1">
          <table:table-cell office:value-type="float" office:value="1372">
            <text:p>1372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504213410902">
            <text:p>1504213410902</text:p>
          </table:table-cell>
          <table:table-cell table:style-name="ce4" office:value-type="float" office:value="0.14999999999999999">
            <text:p>0.14999999999999999</text:p>
          </table:table-cell>
          <table:table-cell table:style-name="ce4" office:value-type="float" office:value="0.42999999999999999">
            <text:p>0.42999999999999999</text:p>
          </table:table-cell>
          <table:table-cell table:style-name="ce5" office:value-type="float" office:value="180.36723134100001">
            <text:p>180.36723134100001</text:p>
          </table:table-cell>
          <table:table-cell table:number-columns-repeated="1024"/>
        </table:table-row>
        <table:table-row table:style-name="ro1">
          <table:table-cell office:value-type="float" office:value="1372">
            <text:p>1372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494275336653">
            <text:p>1494275336653</text:p>
          </table:table-cell>
          <table:table-cell table:style-name="ce4" office:value-type="float" office:value="0.14999999999999999">
            <text:p>0.14999999999999999</text:p>
          </table:table-cell>
          <table:table-cell table:style-name="ce4" office:value-type="float" office:value="0.44">
            <text:p>0.44</text:p>
          </table:table-cell>
          <table:table-cell table:style-name="ce5" office:value-type="float" office:value="181.04417507400001">
            <text:p>181.04417507400001</text:p>
          </table:table-cell>
          <table:table-cell table:number-columns-repeated="1024"/>
        </table:table-row>
        <table:table-row table:style-name="ro1">
          <table:table-cell table:number-columns-repeated="6"/>
          <table:table-cell table:formula="of:=AVERAGE([.G134:.G138])" office:value-type="float" office:value="182.523473741">
            <text:p>182.523473741</text:p>
          </table:table-cell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995700884153">
            <text:p>2995700884153</text:p>
          </table:table-cell>
          <table:table-cell table:style-name="ce4" office:value-type="float" office:value="2.1000000000000001">
            <text:p>2.1000000000000001</text:p>
          </table:table-cell>
          <table:table-cell table:style-name="ce4" office:value-type="float" office:value="0.67000000000000004">
            <text:p>0.67000000000000004</text:p>
          </table:table-cell>
          <table:table-cell table:style-name="ce5" office:value-type="float" office:value="396.82762267499999">
            <text:p>396.82762267499999</text:p>
          </table:table-cell>
          <table:table-cell table:number-columns-repeated="1024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995542508896">
            <text:p>2995542508896</text:p>
          </table:table-cell>
          <table:table-cell table:style-name="ce4" office:value-type="float" office:value="2.1000000000000001">
            <text:p>2.1000000000000001</text:p>
          </table:table-cell>
          <table:table-cell table:style-name="ce4" office:value-type="float" office:value="0.67000000000000004">
            <text:p>0.67000000000000004</text:p>
          </table:table-cell>
          <table:table-cell table:style-name="ce5" office:value-type="float" office:value="395.82432857700002">
            <text:p>395.82432857700002</text:p>
          </table:table-cell>
          <table:table-cell table:number-columns-repeated="1024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995681783010">
            <text:p>2995681783010</text:p>
          </table:table-cell>
          <table:table-cell table:style-name="ce4" office:value-type="float" office:value="2.0899999999999999">
            <text:p>2.0899999999999999</text:p>
          </table:table-cell>
          <table:table-cell table:style-name="ce4" office:value-type="float" office:value="0.68000000000000005">
            <text:p>0.68000000000000005</text:p>
          </table:table-cell>
          <table:table-cell table:style-name="ce5" office:value-type="float" office:value="406.95439040700001">
            <text:p>406.95439040700001</text:p>
          </table:table-cell>
          <table:table-cell table:number-columns-repeated="1024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995770321593">
            <text:p>2995770321593</text:p>
          </table:table-cell>
          <table:table-cell table:style-name="ce4" office:value-type="float" office:value="2.0899999999999999">
            <text:p>2.0899999999999999</text:p>
          </table:table-cell>
          <table:table-cell table:style-name="ce4" office:value-type="float" office:value="0.68000000000000005">
            <text:p>0.68000000000000005</text:p>
          </table:table-cell>
          <table:table-cell table:style-name="ce5" office:value-type="float" office:value="409.72710437500001">
            <text:p>409.72710437500001</text:p>
          </table:table-cell>
          <table:table-cell table:number-columns-repeated="1024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995635581526">
            <text:p>2995635581526</text:p>
          </table:table-cell>
          <table:table-cell table:style-name="ce4" office:value-type="float" office:value="2.0899999999999999">
            <text:p>2.0899999999999999</text:p>
          </table:table-cell>
          <table:table-cell table:style-name="ce4" office:value-type="float" office:value="0.68000000000000005">
            <text:p>0.68000000000000005</text:p>
          </table:table-cell>
          <table:table-cell table:style-name="ce5" office:value-type="float" office:value="415.91550396600002">
            <text:p>415.91550396600002</text:p>
          </table:table-cell>
          <table:table-cell table:number-columns-repeated="1024"/>
        </table:table-row>
        <table:table-row table:style-name="ro1">
          <table:table-cell table:number-columns-repeated="6"/>
          <table:table-cell table:formula="of:=AVERAGE([.G141:.G145])" office:value-type="float" office:value="405.04978999999997">
            <text:p>405.04978999999997</text:p>
          </table:table-cell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006904469596">
            <text:p>3006904469596</text:p>
          </table:table-cell>
          <table:table-cell table:style-name="ce4" office:value-type="float" office:value="1.4199999999999999">
            <text:p>1.4199999999999999</text:p>
          </table:table-cell>
          <table:table-cell table:style-name="ce4" office:value-type="float" office:value="0.65000000000000002">
            <text:p>0.65000000000000002</text:p>
          </table:table-cell>
          <table:table-cell table:style-name="ce5" office:value-type="float" office:value="308.23102503899997">
            <text:p>308.23102503899997</text:p>
          </table:table-cell>
          <table:table-cell table:number-columns-repeated="1024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007310067358">
            <text:p>3007310067358</text:p>
          </table:table-cell>
          <table:table-cell table:style-name="ce4" office:value-type="float" office:value="1.4199999999999999">
            <text:p>1.4199999999999999</text:p>
          </table:table-cell>
          <table:table-cell table:style-name="ce4" office:value-type="float" office:value="0.65000000000000002">
            <text:p>0.65000000000000002</text:p>
          </table:table-cell>
          <table:table-cell table:style-name="ce5" office:value-type="float" office:value="309.26089312400001">
            <text:p>309.26089312400001</text:p>
          </table:table-cell>
          <table:table-cell table:number-columns-repeated="1024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008301798420">
            <text:p>3008301798420</text:p>
          </table:table-cell>
          <table:table-cell table:style-name="ce4" office:value-type="float" office:value="1.46">
            <text:p>1.46</text:p>
          </table:table-cell>
          <table:table-cell table:style-name="ce4" office:value-type="float" office:value="0.65000000000000002">
            <text:p>0.65000000000000002</text:p>
          </table:table-cell>
          <table:table-cell table:style-name="ce5" office:value-type="float" office:value="306.58579680999998">
            <text:p>306.58579680999998</text:p>
          </table:table-cell>
          <table:table-cell table:number-columns-repeated="1024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001145809860">
            <text:p>3001145809860</text:p>
          </table:table-cell>
          <table:table-cell table:style-name="ce4" office:value-type="float" office:value="1.8100000000000001">
            <text:p>1.8100000000000001</text:p>
          </table:table-cell>
          <table:table-cell table:style-name="ce4" office:value-type="float" office:value="0.66000000000000003">
            <text:p>0.66000000000000003</text:p>
          </table:table-cell>
          <table:table-cell table:style-name="ce5" office:value-type="float" office:value="248.066690341">
            <text:p>248.066690341</text:p>
          </table:table-cell>
          <table:table-cell table:number-columns-repeated="1024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006964403235">
            <text:p>3006964403235</text:p>
          </table:table-cell>
          <table:table-cell table:style-name="ce4" office:value-type="float" office:value="1.53">
            <text:p>1.53</text:p>
          </table:table-cell>
          <table:table-cell table:style-name="ce4" office:value-type="float" office:value="0.66000000000000003">
            <text:p>0.66000000000000003</text:p>
          </table:table-cell>
          <table:table-cell table:style-name="ce5" office:value-type="float" office:value="289.69100348500001">
            <text:p>289.69100348500001</text:p>
          </table:table-cell>
          <table:table-cell table:number-columns-repeated="1024"/>
        </table:table-row>
        <table:table-row table:style-name="ro1">
          <table:table-cell table:number-columns-repeated="6"/>
          <table:table-cell table:formula="of:=AVERAGE([.G148:.G152])" office:value-type="float" office:value="292.36708175979999">
            <text:p>292.36708175979999</text:p>
          </table:table-cell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012967280330">
            <text:p>3012967280330</text:p>
          </table:table-cell>
          <table:table-cell table:style-name="ce4" office:value-type="float" office:value="1.1399999999999999">
            <text:p>1.1399999999999999</text:p>
          </table:table-cell>
          <table:table-cell table:style-name="ce4" office:value-type="float" office:value="0.63">
            <text:p>0.63</text:p>
          </table:table-cell>
          <table:table-cell table:style-name="ce5" office:value-type="float" office:value="193.858542336">
            <text:p>193.858542336</text:p>
          </table:table-cell>
          <table:table-cell table:number-columns-repeated="1024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015887238551">
            <text:p>3015887238551</text:p>
          </table:table-cell>
          <table:table-cell table:style-name="ce4" office:value-type="float" office:value="0.96999999999999997">
            <text:p>0.96999999999999997</text:p>
          </table:table-cell>
          <table:table-cell table:style-name="ce4" office:value-type="float" office:value="0.64000000000000001">
            <text:p>0.64000000000000001</text:p>
          </table:table-cell>
          <table:table-cell table:style-name="ce5" office:value-type="float" office:value="219.952370532">
            <text:p>219.952370532</text:p>
          </table:table-cell>
          <table:table-cell table:number-columns-repeated="1024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026919122776">
            <text:p>3026919122776</text:p>
          </table:table-cell>
          <table:table-cell table:style-name="ce4" office:value-type="float" office:value="0.83999999999999997">
            <text:p>0.83999999999999997</text:p>
          </table:table-cell>
          <table:table-cell table:style-name="ce4" office:value-type="float" office:value="0.60999999999999999">
            <text:p>0.60999999999999999</text:p>
          </table:table-cell>
          <table:table-cell table:style-name="ce5" office:value-type="float" office:value="252.472583157">
            <text:p>252.472583157</text:p>
          </table:table-cell>
          <table:table-cell table:number-columns-repeated="1024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3034568685448">
            <text:p>3034568685448</text:p>
          </table:table-cell>
          <table:table-cell table:style-name="ce4" office:value-type="float" office:value="0.93000000000000005">
            <text:p>0.93000000000000005</text:p>
          </table:table-cell>
          <table:table-cell table:style-name="ce4" office:value-type="float" office:value="0.59999999999999998">
            <text:p>0.59999999999999998</text:p>
          </table:table-cell>
          <table:table-cell table:style-name="ce5" office:value-type="float" office:value="228.53147181200001">
            <text:p>228.53147181200001</text:p>
          </table:table-cell>
          <table:table-cell table:number-columns-repeated="1024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034498184357">
            <text:p>3034498184357</text:p>
          </table:table-cell>
          <table:table-cell table:style-name="ce4" office:value-type="float" office:value="0.78000000000000003">
            <text:p>0.78000000000000003</text:p>
          </table:table-cell>
          <table:table-cell table:style-name="ce4" office:value-type="float" office:value="0.60999999999999999">
            <text:p>0.60999999999999999</text:p>
          </table:table-cell>
          <table:table-cell table:style-name="ce5" office:value-type="float" office:value="273.46496776100003">
            <text:p>273.46496776100003</text:p>
          </table:table-cell>
          <table:table-cell table:number-columns-repeated="1024"/>
        </table:table-row>
        <table:table-row table:style-name="ro1">
          <table:table-cell table:number-columns-repeated="6"/>
          <table:table-cell table:formula="of:=AVERAGE([.G155:.G159])" office:value-type="float" office:value="233.65598711960001">
            <text:p>233.65598711960001</text:p>
          </table:table-cell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050591498054">
            <text:p>3050591498054</text:p>
          </table:table-cell>
          <table:table-cell table:style-name="ce4" office:value-type="float" office:value="0.59999999999999998">
            <text:p>0.59999999999999998</text:p>
          </table:table-cell>
          <table:table-cell table:style-name="ce4" office:value-type="float" office:value="0.55000000000000004">
            <text:p>0.55000000000000004</text:p>
          </table:table-cell>
          <table:table-cell table:style-name="ce5" office:value-type="float" office:value="181.78302001399999">
            <text:p>181.78302001399999</text:p>
          </table:table-cell>
          <table:table-cell table:number-columns-repeated="1024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063712328599">
            <text:p>3063712328599</text:p>
          </table:table-cell>
          <table:table-cell table:style-name="ce4" office:value-type="float" office:value="0.58999999999999997">
            <text:p>0.58999999999999997</text:p>
          </table:table-cell>
          <table:table-cell table:style-name="ce4" office:value-type="float" office:value="0.54000000000000004">
            <text:p>0.54000000000000004</text:p>
          </table:table-cell>
          <table:table-cell table:style-name="ce5" office:value-type="float" office:value="188.12784151100001">
            <text:p>188.12784151100001</text:p>
          </table:table-cell>
          <table:table-cell table:number-columns-repeated="1024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3058129641760">
            <text:p>3058129641760</text:p>
          </table:table-cell>
          <table:table-cell table:style-name="ce4" office:value-type="float" office:value="0.56999999999999995">
            <text:p>0.56999999999999995</text:p>
          </table:table-cell>
          <table:table-cell table:style-name="ce4" office:value-type="float" office:value="0.55000000000000004">
            <text:p>0.55000000000000004</text:p>
          </table:table-cell>
          <table:table-cell table:style-name="ce5" office:value-type="float" office:value="193.93141183399999">
            <text:p>193.93141183399999</text:p>
          </table:table-cell>
          <table:table-cell table:number-columns-repeated="1024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059995906245">
            <text:p>3059995906245</text:p>
          </table:table-cell>
          <table:table-cell table:style-name="ce4" office:value-type="float" office:value="0.56000000000000005">
            <text:p>0.56000000000000005</text:p>
          </table:table-cell>
          <table:table-cell table:style-name="ce4" office:value-type="float" office:value="0.54000000000000004">
            <text:p>0.54000000000000004</text:p>
          </table:table-cell>
          <table:table-cell table:style-name="ce5" office:value-type="float" office:value="198.090140899">
            <text:p>198.090140899</text:p>
          </table:table-cell>
          <table:table-cell table:number-columns-repeated="1024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056030228828">
            <text:p>3056030228828</text:p>
          </table:table-cell>
          <table:table-cell table:style-name="ce4" office:value-type="float" office:value="0.58999999999999997">
            <text:p>0.58999999999999997</text:p>
          </table:table-cell>
          <table:table-cell table:style-name="ce4" office:value-type="float" office:value="0.54000000000000004">
            <text:p>0.54000000000000004</text:p>
          </table:table-cell>
          <table:table-cell table:style-name="ce5" office:value-type="float" office:value="193.85679244799999">
            <text:p>193.85679244799999</text:p>
          </table:table-cell>
          <table:table-cell table:number-columns-repeated="1024"/>
        </table:table-row>
        <table:table-row table:style-name="ro1">
          <table:table-cell table:number-columns-repeated="6"/>
          <table:table-cell table:formula="of:=AVERAGE([.G162:.G166])" office:value-type="float" office:value="191.15784134119997">
            <text:p>191.15784134119997</text:p>
          </table:table-cell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160074761861">
            <text:p>3160074761861</text:p>
          </table:table-cell>
          <table:table-cell table:style-name="ce4" office:value-type="float" office:value="0.28000000000000003">
            <text:p>0.28000000000000003</text:p>
          </table:table-cell>
          <table:table-cell table:style-name="ce4" office:value-type="float" office:value="0.41999999999999998">
            <text:p>0.41999999999999998</text:p>
          </table:table-cell>
          <table:table-cell table:style-name="ce5" office:value-type="float" office:value="212.05951061799999">
            <text:p>212.05951061799999</text:p>
          </table:table-cell>
          <table:table-cell table:number-columns-repeated="1024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3215717270808">
            <text:p>3215717270808</text:p>
          </table:table-cell>
          <table:table-cell table:style-name="ce4" office:value-type="float" office:value="0.27000000000000002">
            <text:p>0.27000000000000002</text:p>
          </table:table-cell>
          <table:table-cell table:style-name="ce4" office:value-type="float" office:value="0.39000000000000001">
            <text:p>0.39000000000000001</text:p>
          </table:table-cell>
          <table:table-cell table:style-name="ce5" office:value-type="float" office:value="217.13492146300001">
            <text:p>217.13492146300001</text:p>
          </table:table-cell>
          <table:table-cell table:number-columns-repeated="1024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3144525939309">
            <text:p>3144525939309</text:p>
          </table:table-cell>
          <table:table-cell table:style-name="ce4" office:value-type="float" office:value="0.27000000000000002">
            <text:p>0.27000000000000002</text:p>
          </table:table-cell>
          <table:table-cell table:style-name="ce4" office:value-type="float" office:value="0.42999999999999999">
            <text:p>0.42999999999999999</text:p>
          </table:table-cell>
          <table:table-cell table:style-name="ce5" office:value-type="float" office:value="214.548788847">
            <text:p>214.548788847</text:p>
          </table:table-cell>
          <table:table-cell table:number-columns-repeated="1024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3216841093193">
            <text:p>3216841093193</text:p>
          </table:table-cell>
          <table:table-cell table:style-name="ce4" office:value-type="float" office:value="0.28999999999999998">
            <text:p>0.28999999999999998</text:p>
          </table:table-cell>
          <table:table-cell table:style-name="ce4" office:value-type="float" office:value="0.39000000000000001">
            <text:p>0.39000000000000001</text:p>
          </table:table-cell>
          <table:table-cell table:style-name="ce5" office:value-type="float" office:value="208.52227973800001">
            <text:p>208.52227973800001</text:p>
          </table:table-cell>
          <table:table-cell table:number-columns-repeated="1024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3147735724366">
            <text:p>3147735724366</text:p>
          </table:table-cell>
          <table:table-cell table:style-name="ce4" office:value-type="float" office:value="0.27000000000000002">
            <text:p>0.27000000000000002</text:p>
          </table:table-cell>
          <table:table-cell table:style-name="ce4" office:value-type="float" office:value="0.44">
            <text:p>0.44</text:p>
          </table:table-cell>
          <table:table-cell table:style-name="ce5" office:value-type="float" office:value="212.05205953699999">
            <text:p>212.05205953699999</text:p>
          </table:table-cell>
          <table:table-cell table:number-columns-repeated="1024"/>
        </table:table-row>
        <table:table-row table:style-name="ro1">
          <table:table-cell table:number-columns-repeated="6"/>
          <table:table-cell table:formula="of:=AVERAGE([.G169:.G173])" office:value-type="float" office:value="212.86351204060003">
            <text:p>212.86351204060003</text:p>
          </table:table-cell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916">
            <text:p>291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065103326906">
            <text:p>6065103326906</text:p>
          </table:table-cell>
          <table:table-cell table:style-name="ce4" office:value-type="float" office:value="2.2200000000000002">
            <text:p>2.2200000000000002</text:p>
          </table:table-cell>
          <table:table-cell table:style-name="ce4" office:value-type="float" office:value="0.47999999999999998">
            <text:p>0.47999999999999998</text:p>
          </table:table-cell>
          <table:table-cell table:style-name="ce5" office:value-type="float" office:value="763.70083989600005">
            <text:p>763.70083989600005</text:p>
          </table:table-cell>
          <table:table-cell table:number-columns-repeated="1024"/>
        </table:table-row>
        <table:table-row table:style-name="ro1">
          <table:table-cell office:value-type="float" office:value="2916">
            <text:p>29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065484353446">
            <text:p>6065484353446</text:p>
          </table:table-cell>
          <table:table-cell table:style-name="ce4" office:value-type="float" office:value="2.2200000000000002">
            <text:p>2.2200000000000002</text:p>
          </table:table-cell>
          <table:table-cell table:style-name="ce4" office:value-type="float" office:value="0.47999999999999998">
            <text:p>0.47999999999999998</text:p>
          </table:table-cell>
          <table:table-cell table:style-name="ce5" office:value-type="float" office:value="765.56932377600003">
            <text:p>765.56932377600003</text:p>
          </table:table-cell>
          <table:table-cell table:number-columns-repeated="1024"/>
        </table:table-row>
        <table:table-row table:style-name="ro1">
          <table:table-cell office:value-type="float" office:value="2916">
            <text:p>29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065524670805">
            <text:p>6065524670805</text:p>
          </table:table-cell>
          <table:table-cell table:style-name="ce4" office:value-type="float" office:value="2.2200000000000002">
            <text:p>2.2200000000000002</text:p>
          </table:table-cell>
          <table:table-cell table:style-name="ce4" office:value-type="float" office:value="0.47999999999999998">
            <text:p>0.47999999999999998</text:p>
          </table:table-cell>
          <table:table-cell table:style-name="ce5" office:value-type="float" office:value="766.45891462700001">
            <text:p>766.45891462700001</text:p>
          </table:table-cell>
          <table:table-cell table:number-columns-repeated="1024"/>
        </table:table-row>
        <table:table-row table:style-name="ro1">
          <table:table-cell office:value-type="float" office:value="2916">
            <text:p>291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065298382529">
            <text:p>6065298382529</text:p>
          </table:table-cell>
          <table:table-cell table:style-name="ce4" office:value-type="float" office:value="2.2200000000000002">
            <text:p>2.2200000000000002</text:p>
          </table:table-cell>
          <table:table-cell table:style-name="ce4" office:value-type="float" office:value="0.47999999999999998">
            <text:p>0.47999999999999998</text:p>
          </table:table-cell>
          <table:table-cell table:style-name="ce5" office:value-type="float" office:value="767.32973093199996">
            <text:p>767.32973093199996</text:p>
          </table:table-cell>
          <table:table-cell table:number-columns-repeated="1024"/>
        </table:table-row>
        <table:table-row table:style-name="ro1">
          <table:table-cell office:value-type="float" office:value="2916">
            <text:p>291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065360546865">
            <text:p>6065360546865</text:p>
          </table:table-cell>
          <table:table-cell table:style-name="ce4" office:value-type="float" office:value="2.2200000000000002">
            <text:p>2.2200000000000002</text:p>
          </table:table-cell>
          <table:table-cell table:style-name="ce4" office:value-type="float" office:value="0.46999999999999997">
            <text:p>0.46999999999999997</text:p>
          </table:table-cell>
          <table:table-cell table:style-name="ce5" office:value-type="float" office:value="791.37701784599994">
            <text:p>791.37701784599994</text:p>
          </table:table-cell>
          <table:table-cell table:number-columns-repeated="3"/>
          <table:table-cell office:value-type="string">
            <text:p>num threads</text:p>
          </table:table-cell>
          <table:table-cell office:value-type="float" office:value="256">
            <text:p>256</text:p>
          </table:table-cell>
          <table:table-cell office:value-type="float" office:value="500">
            <text:p>500</text:p>
          </table:table-cell>
          <table:table-cell office:value-type="float" office:value="864">
            <text:p>864</text:p>
          </table:table-cell>
          <table:table-cell office:value-type="float" office:value="1372">
            <text:p>1372</text:p>
          </table:table-cell>
          <table:table-cell office:value-type="float" office:value="2048">
            <text:p>2048</text:p>
          </table:table-cell>
          <table:table-cell office:value-type="float" office:value="2916">
            <text:p>2916</text:p>
          </table:table-cell>
          <table:table-cell table:number-columns-repeated="1024"/>
        </table:table-row>
        <table:table-row table:style-name="ro1">
          <table:table-cell table:number-columns-repeated="6"/>
          <table:table-cell table:formula="of:=AVERAGE([.G176:.G180])" office:value-type="float" office:value="770.88716541540009">
            <text:p>770.88716541540009</text:p>
          </table:table-cell>
          <table:table-cell table:number-columns-repeated="3"/>
          <table:table-cell office:value-type="float" office:value="1">
            <text:p>1</text:p>
          </table:table-cell>
          <table:table-cell table:style-name="ce4" office:value-type="float" office:value="8.137910830800001">
            <text:p>8.137910830800001</text:p>
          </table:table-cell>
          <table:table-cell table:style-name="ce4" office:value-type="float" office:value="27.868302211599996">
            <text:p>27.868302211599996</text:p>
          </table:table-cell>
          <table:table-cell table:style-name="ce4" office:value-type="float" office:value="72.729775595600003">
            <text:p>72.729775595600003</text:p>
          </table:table-cell>
          <table:table-cell table:style-name="ce4" office:value-type="float" office:value="184.22171072040001">
            <text:p>184.22171072040001</text:p>
          </table:table-cell>
          <table:table-cell table:style-name="ce4" office:value-type="float" office:value="405.04978999999997">
            <text:p>405.04978999999997</text:p>
          </table:table-cell>
          <table:table-cell table:style-name="ce4" office:value-type="float" office:value="770.88716541540009">
            <text:p>770.88716541540009</text:p>
          </table:table-cell>
          <table:table-cell table:number-columns-repeated="1024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table:style-name="ce4" office:value-type="float" office:value="4.6655803074">
            <text:p>4.6655803074</text:p>
          </table:table-cell>
          <table:table-cell table:style-name="ce4" office:value-type="float" office:value="27.991296079799998">
            <text:p>27.991296079799998</text:p>
          </table:table-cell>
          <table:table-cell table:style-name="ce4" office:value-type="float" office:value="58.528381400199997">
            <text:p>58.528381400199997</text:p>
          </table:table-cell>
          <table:table-cell table:style-name="ce4" office:value-type="float" office:value="123.05442499400002">
            <text:p>123.05442499400002</text:p>
          </table:table-cell>
          <table:table-cell table:style-name="ce4" office:value-type="float" office:value="292.36708175979999">
            <text:p>292.36708175979999</text:p>
          </table:table-cell>
          <table:table-cell table:style-name="ce4" office:value-type="float" office:value="518.41577957300001">
            <text:p>518.41577957300001</text:p>
          </table:table-cell>
          <table:table-cell table:number-columns-repeated="1024"/>
        </table:table-row>
        <table:table-row table:style-name="ro1">
          <table:table-cell office:value-type="float" office:value="2916">
            <text:p>291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093718751174">
            <text:p>6093718751174</text:p>
          </table:table-cell>
          <table:table-cell table:style-name="ce4" office:value-type="float" office:value="1.46">
            <text:p>1.46</text:p>
          </table:table-cell>
          <table:table-cell table:style-name="ce4" office:value-type="float" office:value="0.46000000000000002">
            <text:p>0.46000000000000002</text:p>
          </table:table-cell>
          <table:table-cell table:style-name="ce5" office:value-type="float" office:value="610.95721076500001">
            <text:p>610.95721076500001</text:p>
          </table:table-cell>
          <table:table-cell table:number-columns-repeated="3"/>
          <table:table-cell office:value-type="float" office:value="4">
            <text:p>4</text:p>
          </table:table-cell>
          <table:table-cell table:style-name="ce4" office:value-type="float" office:value="8.5680574662000009">
            <text:p>8.5680574662000009</text:p>
          </table:table-cell>
          <table:table-cell table:style-name="ce4" office:value-type="float" office:value="29.637670031200003">
            <text:p>29.637670031200003</text:p>
          </table:table-cell>
          <table:table-cell table:style-name="ce4" office:value-type="float" office:value="51.518661404399992">
            <text:p>51.518661404399992</text:p>
          </table:table-cell>
          <table:table-cell table:style-name="ce4" office:value-type="float" office:value="166.39631222240001">
            <text:p>166.39631222240001</text:p>
          </table:table-cell>
          <table:table-cell table:style-name="ce4" office:value-type="float" office:value="233.65598711960001">
            <text:p>233.65598711960001</text:p>
          </table:table-cell>
          <table:table-cell table:style-name="ce4" office:value-type="float" office:value="465.60519020060002">
            <text:p>465.60519020060002</text:p>
          </table:table-cell>
          <table:table-cell table:number-columns-repeated="1024"/>
        </table:table-row>
        <table:table-row table:style-name="ro1">
          <table:table-cell office:value-type="float" office:value="2916">
            <text:p>2916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6096771720379">
            <text:p>6096771720379</text:p>
          </table:table-cell>
          <table:table-cell table:style-name="ce4" office:value-type="float" office:value="1.3700000000000001">
            <text:p>1.3700000000000001</text:p>
          </table:table-cell>
          <table:table-cell table:style-name="ce4" office:value-type="float" office:value="0.45000000000000001">
            <text:p>0.45000000000000001</text:p>
          </table:table-cell>
          <table:table-cell table:style-name="ce5" office:value-type="float" office:value="648.46299246700005">
            <text:p>648.46299246700005</text:p>
          </table:table-cell>
          <table:table-cell table:number-columns-repeated="3"/>
          <table:table-cell office:value-type="float" office:value="8">
            <text:p>8</text:p>
          </table:table-cell>
          <table:table-cell table:style-name="ce4" office:value-type="float" office:value="11.0879474058">
            <text:p>11.0879474058</text:p>
          </table:table-cell>
          <table:table-cell table:style-name="ce4" office:value-type="float" office:value="39.861661478399995">
            <text:p>39.861661478399995</text:p>
          </table:table-cell>
          <table:table-cell table:style-name="ce4" office:value-type="float" office:value="57.422152281000002">
            <text:p>57.422152281000002</text:p>
          </table:table-cell>
          <table:table-cell table:style-name="ce4" office:value-type="float" office:value="176.6525489366">
            <text:p>176.6525489366</text:p>
          </table:table-cell>
          <table:table-cell table:style-name="ce4" office:value-type="float" office:value="191.15784134119997">
            <text:p>191.15784134119997</text:p>
          </table:table-cell>
          <table:table-cell table:style-name="ce4" office:value-type="float" office:value="480.07349569899998">
            <text:p>480.07349569899998</text:p>
          </table:table-cell>
          <table:table-cell table:number-columns-repeated="1024"/>
        </table:table-row>
        <table:table-row table:style-name="ro1">
          <table:table-cell office:value-type="float" office:value="2916">
            <text:p>291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072785900417">
            <text:p>6072785900417</text:p>
          </table:table-cell>
          <table:table-cell table:style-name="ce4" office:value-type="float" office:value="2.0800000000000001">
            <text:p>2.0800000000000001</text:p>
          </table:table-cell>
          <table:table-cell table:style-name="ce4" office:value-type="float" office:value="0.46999999999999997">
            <text:p>0.46999999999999997</text:p>
          </table:table-cell>
          <table:table-cell table:style-name="ce5" office:value-type="float" office:value="429.36203949700001">
            <text:p>429.36203949700001</text:p>
          </table:table-cell>
          <table:table-cell table:number-columns-repeated="3"/>
          <table:table-cell office:value-type="float" office:value="16">
            <text:p>16</text:p>
          </table:table-cell>
          <table:table-cell table:style-name="ce4" office:value-type="float" office:value="18.5414876906">
            <text:p>18.5414876906</text:p>
          </table:table-cell>
          <table:table-cell table:style-name="ce4" office:value-type="float" office:value="42.001531165800003">
            <text:p>42.001531165800003</text:p>
          </table:table-cell>
          <table:table-cell table:style-name="ce4" office:value-type="float" office:value="63.722500279400002">
            <text:p>63.722500279400002</text:p>
          </table:table-cell>
          <table:table-cell table:style-name="ce4" office:value-type="float" office:value="182.523473741">
            <text:p>182.523473741</text:p>
          </table:table-cell>
          <table:table-cell table:style-name="ce4" office:value-type="float" office:value="212.86351204060003">
            <text:p>212.86351204060003</text:p>
          </table:table-cell>
          <table:table-cell table:style-name="ce4" office:value-type="float" office:value="517.9753214374">
            <text:p>517.9753214374</text:p>
          </table:table-cell>
          <table:table-cell table:number-columns-repeated="1024"/>
        </table:table-row>
        <table:table-row table:style-name="ro1">
          <table:table-cell office:value-type="float" office:value="2916">
            <text:p>291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075221620013">
            <text:p>6075221620013</text:p>
          </table:table-cell>
          <table:table-cell table:style-name="ce4" office:value-type="float" office:value="1.8999999999999999">
            <text:p>1.8999999999999999</text:p>
          </table:table-cell>
          <table:table-cell table:style-name="ce4" office:value-type="float" office:value="0.46999999999999997">
            <text:p>0.46999999999999997</text:p>
          </table:table-cell>
          <table:table-cell table:style-name="ce5" office:value-type="float" office:value="472.01186641200002">
            <text:p>472.01186641200002</text:p>
          </table:table-cell>
          <table:table-cell table:number-columns-repeated="1024"/>
        </table:table-row>
        <table:table-row table:style-name="ro1">
          <table:table-cell office:value-type="float" office:value="2916">
            <text:p>291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070638466873">
            <text:p>6070638466873</text:p>
          </table:table-cell>
          <table:table-cell table:style-name="ce4" office:value-type="float" office:value="2.0699999999999998">
            <text:p>2.0699999999999998</text:p>
          </table:table-cell>
          <table:table-cell table:style-name="ce4" office:value-type="float" office:value="0.47999999999999998">
            <text:p>0.47999999999999998</text:p>
          </table:table-cell>
          <table:table-cell table:style-name="ce5" office:value-type="float" office:value="431.28478872400001">
            <text:p>431.28478872400001</text:p>
          </table:table-cell>
          <table:table-cell table:number-columns-repeated="1024"/>
        </table:table-row>
        <table:table-row table:style-name="ro1">
          <table:table-cell table:number-columns-repeated="6"/>
          <table:table-cell table:formula="of:=AVERAGE([.G183:.G187])" office:value-type="float" office:value="518.41577957300001">
            <text:p>518.41577957300001</text:p>
          </table:table-cell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916">
            <text:p>291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116974003775">
            <text:p>6116974003775</text:p>
          </table:table-cell>
          <table:table-cell table:style-name="ce4" office:value-type="float" office:value="0.96999999999999997">
            <text:p>0.96999999999999997</text:p>
          </table:table-cell>
          <table:table-cell table:style-name="ce4" office:value-type="float" office:value="0.46999999999999997">
            <text:p>0.46999999999999997</text:p>
          </table:table-cell>
          <table:table-cell table:style-name="ce5" office:value-type="float" office:value="466.92534766400001">
            <text:p>466.92534766400001</text:p>
          </table:table-cell>
          <table:table-cell table:number-columns-repeated="1024"/>
        </table:table-row>
        <table:table-row table:style-name="ro1">
          <table:table-cell office:value-type="float" office:value="2916">
            <text:p>291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118453225582">
            <text:p>6118453225582</text:p>
          </table:table-cell>
          <table:table-cell table:style-name="ce4" office:value-type="float" office:value="0.93000000000000005">
            <text:p>0.93000000000000005</text:p>
          </table:table-cell>
          <table:table-cell table:style-name="ce4" office:value-type="float" office:value="0.45000000000000001">
            <text:p>0.45000000000000001</text:p>
          </table:table-cell>
          <table:table-cell table:style-name="ce5" office:value-type="float" office:value="481.46362921500003">
            <text:p>481.46362921500003</text:p>
          </table:table-cell>
          <table:table-cell table:number-columns-repeated="1024"/>
        </table:table-row>
        <table:table-row table:style-name="ro1">
          <table:table-cell office:value-type="float" office:value="2916">
            <text:p>291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109752148161">
            <text:p>6109752148161</text:p>
          </table:table-cell>
          <table:table-cell table:style-name="ce4" office:value-type="float" office:value="0.94999999999999996">
            <text:p>0.94999999999999996</text:p>
          </table:table-cell>
          <table:table-cell table:style-name="ce4" office:value-type="float" office:value="0.45000000000000001">
            <text:p>0.45000000000000001</text:p>
          </table:table-cell>
          <table:table-cell table:style-name="ce5" office:value-type="float" office:value="471.425587624">
            <text:p>471.425587624</text:p>
          </table:table-cell>
          <table:table-cell table:number-columns-repeated="1024"/>
        </table:table-row>
        <table:table-row table:style-name="ro1">
          <table:table-cell office:value-type="float" office:value="2916">
            <text:p>2916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6103128101100">
            <text:p>6103128101100</text:p>
          </table:table-cell>
          <table:table-cell table:style-name="ce4" office:value-type="float" office:value="1.02">
            <text:p>1.02</text:p>
          </table:table-cell>
          <table:table-cell table:style-name="ce4" office:value-type="float" office:value="0.46999999999999997">
            <text:p>0.46999999999999997</text:p>
          </table:table-cell>
          <table:table-cell table:style-name="ce5" office:value-type="float" office:value="440.70598247700002">
            <text:p>440.70598247700002</text:p>
          </table:table-cell>
          <table:table-cell table:number-columns-repeated="1024"/>
        </table:table-row>
        <table:table-row table:style-name="ro1">
          <table:table-cell office:value-type="float" office:value="2916">
            <text:p>291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101672171769">
            <text:p>6101672171769</text:p>
          </table:table-cell>
          <table:table-cell table:style-name="ce4" office:value-type="float" office:value="0.95999999999999996">
            <text:p>0.95999999999999996</text:p>
          </table:table-cell>
          <table:table-cell table:style-name="ce4" office:value-type="float" office:value="0.45000000000000001">
            <text:p>0.45000000000000001</text:p>
          </table:table-cell>
          <table:table-cell table:style-name="ce5" office:value-type="float" office:value="467.50540402299998">
            <text:p>467.50540402299998</text:p>
          </table:table-cell>
          <table:table-cell table:number-columns-repeated="1024"/>
        </table:table-row>
        <table:table-row table:style-name="ro1">
          <table:table-cell table:number-columns-repeated="6"/>
          <table:table-cell table:formula="of:=AVERAGE([.G190:.G194])" office:value-type="float" office:value="465.60519020060002">
            <text:p>465.60519020060002</text:p>
          </table:table-cell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916">
            <text:p>29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201688600022">
            <text:p>6201688600022</text:p>
          </table:table-cell>
          <table:table-cell table:style-name="ce4" office:value-type="float" office:value="0.5">
            <text:p>0.5</text:p>
          </table:table-cell>
          <table:table-cell table:style-name="ce4" office:value-type="float" office:value="0.41999999999999998">
            <text:p>0.41999999999999998</text:p>
          </table:table-cell>
          <table:table-cell table:style-name="ce5" office:value-type="float" office:value="482.73711733200003">
            <text:p>482.73711733200003</text:p>
          </table:table-cell>
          <table:table-cell table:number-columns-repeated="1024"/>
        </table:table-row>
        <table:table-row table:style-name="ro1">
          <table:table-cell office:value-type="float" office:value="2916">
            <text:p>291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197543690780">
            <text:p>6197543690780</text:p>
          </table:table-cell>
          <table:table-cell table:style-name="ce4" office:value-type="float" office:value="0.53000000000000003">
            <text:p>0.53000000000000003</text:p>
          </table:table-cell>
          <table:table-cell table:style-name="ce4" office:value-type="float" office:value="0.40000000000000002">
            <text:p>0.40000000000000002</text:p>
          </table:table-cell>
          <table:table-cell table:style-name="ce5" office:value-type="float" office:value="437.203661012">
            <text:p>437.203661012</text:p>
          </table:table-cell>
          <table:table-cell table:number-columns-repeated="1024"/>
        </table:table-row>
        <table:table-row table:style-name="ro1">
          <table:table-cell office:value-type="float" office:value="2916">
            <text:p>291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6209714993936">
            <text:p>6209714993936</text:p>
          </table:table-cell>
          <table:table-cell table:style-name="ce4" office:value-type="float" office:value="0.47999999999999998">
            <text:p>0.47999999999999998</text:p>
          </table:table-cell>
          <table:table-cell table:style-name="ce4" office:value-type="float" office:value="0.41999999999999998">
            <text:p>0.41999999999999998</text:p>
          </table:table-cell>
          <table:table-cell table:style-name="ce5" office:value-type="float" office:value="500.13535248599999">
            <text:p>500.13535248599999</text:p>
          </table:table-cell>
          <table:table-cell table:number-columns-repeated="1024"/>
        </table:table-row>
        <table:table-row table:style-name="ro1">
          <table:table-cell office:value-type="float" office:value="2916">
            <text:p>291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6229332197468">
            <text:p>6229332197468</text:p>
          </table:table-cell>
          <table:table-cell table:style-name="ce4" office:value-type="float" office:value="0.46000000000000002">
            <text:p>0.46000000000000002</text:p>
          </table:table-cell>
          <table:table-cell table:style-name="ce4" office:value-type="float" office:value="0.40999999999999998">
            <text:p>0.40999999999999998</text:p>
          </table:table-cell>
          <table:table-cell table:style-name="ce5" office:value-type="float" office:value="491.27056298899998">
            <text:p>491.27056298899998</text:p>
          </table:table-cell>
          <table:table-cell table:number-columns-repeated="1024"/>
        </table:table-row>
        <table:table-row table:style-name="ro1">
          <table:table-cell office:value-type="float" office:value="2916">
            <text:p>291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194134606487">
            <text:p>6194134606487</text:p>
          </table:table-cell>
          <table:table-cell table:style-name="ce4" office:value-type="float" office:value="0.46000000000000002">
            <text:p>0.46000000000000002</text:p>
          </table:table-cell>
          <table:table-cell table:style-name="ce4" office:value-type="float" office:value="0.41999999999999998">
            <text:p>0.41999999999999998</text:p>
          </table:table-cell>
          <table:table-cell table:style-name="ce5" office:value-type="float" office:value="489.02078467600001">
            <text:p>489.02078467600001</text:p>
          </table:table-cell>
          <table:table-cell table:number-columns-repeated="1024"/>
        </table:table-row>
        <table:table-row table:style-name="ro1">
          <table:table-cell table:number-columns-repeated="6"/>
          <table:table-cell table:formula="of:=AVERAGE([.G197:.G201])" office:value-type="float" office:value="480.07349569899998">
            <text:p>480.07349569899998</text:p>
          </table:table-cell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916">
            <text:p>291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6355334715333">
            <text:p>6355334715333</text:p>
          </table:table-cell>
          <table:table-cell table:style-name="ce4" office:value-type="float" office:value="0.23000000000000001">
            <text:p>0.23000000000000001</text:p>
          </table:table-cell>
          <table:table-cell table:style-name="ce4" office:value-type="float" office:value="0.34999999999999998">
            <text:p>0.34999999999999998</text:p>
          </table:table-cell>
          <table:table-cell table:style-name="ce5" office:value-type="float" office:value="522.39212415700001">
            <text:p>522.39212415700001</text:p>
          </table:table-cell>
          <table:table-cell table:number-columns-repeated="1024"/>
        </table:table-row>
        <table:table-row table:style-name="ro1">
          <table:table-cell office:value-type="float" office:value="2916">
            <text:p>2916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6326764838273">
            <text:p>6326764838273</text:p>
          </table:table-cell>
          <table:table-cell table:style-name="ce4" office:value-type="float" office:value="0.23999999999999999">
            <text:p>0.23999999999999999</text:p>
          </table:table-cell>
          <table:table-cell table:style-name="ce4" office:value-type="float" office:value="0.34999999999999998">
            <text:p>0.34999999999999998</text:p>
          </table:table-cell>
          <table:table-cell table:style-name="ce5" office:value-type="float" office:value="507.11387210499998">
            <text:p>507.11387210499998</text:p>
          </table:table-cell>
          <table:table-cell table:number-columns-repeated="1024"/>
        </table:table-row>
        <table:table-row table:style-name="ro1">
          <table:table-cell office:value-type="float" office:value="2916">
            <text:p>2916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6346262574154">
            <text:p>6346262574154</text:p>
          </table:table-cell>
          <table:table-cell table:style-name="ce4" office:value-type="float" office:value="0.23000000000000001">
            <text:p>0.23000000000000001</text:p>
          </table:table-cell>
          <table:table-cell table:style-name="ce4" office:value-type="float" office:value="0.34999999999999998">
            <text:p>0.34999999999999998</text:p>
          </table:table-cell>
          <table:table-cell table:style-name="ce5" office:value-type="float" office:value="523.38390435199994">
            <text:p>523.38390435199994</text:p>
          </table:table-cell>
          <table:table-cell table:number-columns-repeated="1024"/>
        </table:table-row>
        <table:table-row table:style-name="ro1">
          <table:table-cell office:value-type="float" office:value="2916">
            <text:p>2916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6335729196545">
            <text:p>6335729196545</text:p>
          </table:table-cell>
          <table:table-cell table:style-name="ce4" office:value-type="float" office:value="0.23000000000000001">
            <text:p>0.23000000000000001</text:p>
          </table:table-cell>
          <table:table-cell table:style-name="ce4" office:value-type="float" office:value="0.34999999999999998">
            <text:p>0.34999999999999998</text:p>
          </table:table-cell>
          <table:table-cell table:style-name="ce5" office:value-type="float" office:value="519.79200512600005">
            <text:p>519.79200512600005</text:p>
          </table:table-cell>
          <table:table-cell table:number-columns-repeated="1024"/>
        </table:table-row>
        <table:table-row table:style-name="ro1">
          <table:table-cell office:value-type="float" office:value="2916">
            <text:p>2916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6343456876457">
            <text:p>6343456876457</text:p>
          </table:table-cell>
          <table:table-cell table:style-name="ce4" office:value-type="float" office:value="0.23000000000000001">
            <text:p>0.23000000000000001</text:p>
          </table:table-cell>
          <table:table-cell table:style-name="ce4" office:value-type="float" office:value="0.34999999999999998">
            <text:p>0.34999999999999998</text:p>
          </table:table-cell>
          <table:table-cell table:style-name="ce5" office:value-type="float" office:value="517.19470144700006">
            <text:p>517.19470144700006</text:p>
          </table:table-cell>
          <table:table-cell table:number-columns-repeated="1024"/>
        </table:table-row>
        <table:table-row table:style-name="ro1">
          <table:table-cell table:number-columns-repeated="6"/>
          <table:table-cell table:formula="of:=AVERAGE([.G204:.G208])" office:value-type="float" office:value="517.9753214374">
            <text:p>517.9753214374</text:p>
          </table:table-cell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Calibri" svg:font-family="Calibri"/>
  </office:font-face-decls>
  <office:styles>
    <style:default-style style:family="table-cell"/>
    <number:number-style style:name="NF10001">
      <number:number number:decimal-places="9" number:min-integer-digits="1"/>
    </number:number-style>
    <number:number-style style:name="NF10003">
      <number:number number:decimal-places="2" number:min-integer-digits="1"/>
    </number:number-style>
    <style:style style:display-name="Normal" style:family="table-cell" style:name="Normal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top="1.91cm" fo:margin-bottom="1.91cm" fo:margin-left="1.78cm" fo:margin-right="1.78cm" style:scale-to="100%"/>
    </style:page-layout>
    <style:style style:data-style-name="" style:family="table-cell" style:name="ce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</office:automatic-styles>
  <office:master-styles>
    <style:master-page style:name="MasterPage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3.3.50</meta:generator>
    <meta:initial-creator/>
    <meta:creation-date/>
    <meta:editing-cycles/>
    <meta:editing-duration/>
    <dc:date/>
    <dc:creator/>
    <meta:document-statistic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family="chart" style:name="ch1">
      <style:text-properties fo:color="#000000" fo:font-family="Calibri" style:font-family-asian="Arial" style:font-family-complex="Arial" fo:font-size="10pt" style:font-size-asian="10pt" style:font-size-complex="10pt"/>
      <style:paragraph-properties/>
      <style:chart-properties/>
      <style:graphic-properties draw:fill-color="#FFFFFF" draw:fill="solid" draw:stroke="solid" svg:stroke-color="#D8D8D8" svg:stroke-width="0.02646cm"/>
    </style:style>
    <style:style style:family="chart" style:name="ch2">
      <style:text-properties fo:color="#595959" fo:font-family="Calibri" style:font-family-asian="Arial" style:font-family-complex="Arial" fo:font-size="28pt" style:font-size-asian="28pt" style:font-size-complex="28pt" fo:letter-spacing="0pt" fo:font-weight="normal"/>
      <style:paragraph-properties/>
      <style:chart-properties/>
      <style:graphic-properties draw:fill="none" draw:stroke="none"/>
    </style:style>
    <style:style style:family="chart" style:name="ch3">
      <style:text-properties fo:color="#595959" fo:font-family="Calibri" style:font-family-asian="Arial" style:font-family-complex="Arial" fo:font-size="14pt" style:font-size-asian="14pt" style:font-size-complex="14pt"/>
      <style:paragraph-properties/>
      <style:chart-properties/>
      <style:graphic-properties draw:fill="none" draw:stroke="none"/>
    </style:style>
    <style:style style:family="chart" style:name="ch4">
      <style:chart-properties chart:treat-empty-cells="true" chart:data-label-number="value"/>
      <style:graphic-properties/>
    </style:style>
    <style:style style:family="chart" style:name="ch5">
      <style:text-properties fo:color="#595959" fo:font-family="Calibri" style:font-family-asian="Calibri" style:font-family-complex="Calibri" fo:font-size="11pt" style:font-size-asian="11pt" style:font-size-complex="11pt"/>
      <style:paragraph-properties/>
      <style:chart-properties chart:visible="true" chart:tick-marks-major-inner="false" chart:tick-marks-major-outer="false" chart:tick-marks-minor-inner="false" chart:tick-marks-minor-outer="false" chart:display-label="true" chart:reverse-direction="false" chart:gap-width="219" chart:overlap="-26" chart:axis-label-position="near-axis"/>
      <style:graphic-properties draw:fill="none" draw:stroke="solid" svg:stroke-color="#D8D8D8" svg:stroke-width="0.02646cm"/>
    </style:style>
    <style:style style:family="chart" style:name="ch6">
      <style:text-properties fo:color="#595959" fo:font-family="Calibri" style:font-family-asian="Arial" style:font-family-complex="Arial" fo:font-size="12pt" style:font-size-asian="12pt" style:font-size-complex="12pt"/>
      <style:paragraph-properties/>
      <style:chart-properties/>
      <style:graphic-properties draw:fill="none" draw:stroke="none"/>
    </style:style>
    <style:style style:family="chart" style:name="ch7">
      <style:text-properties fo:color="#595959" fo:font-family="Calibri" style:font-family-asian="Calibri" style:font-family-complex="Calibri" fo:font-size="11pt" style:font-size-asian="11pt" style:font-size-complex="11pt"/>
      <style:paragraph-properties/>
      <style:chart-properties chart:visible="true" chart:tick-marks-major-inner="false" chart:tick-marks-major-outer="false" chart:tick-marks-minor-inner="false" chart:tick-marks-minor-outer="false" chart:display-label="true" chart:reverse-direction="false" chart:gap-width="219" chart:overlap="-26"/>
      <style:graphic-properties draw:fill="none" draw:stroke="none"/>
    </style:style>
    <style:style style:family="chart" style:name="ch8">
      <style:text-properties fo:color="#595959" fo:font-family="Calibri" style:font-family-asian="Arial" style:font-family-complex="Arial" fo:font-size="12pt" style:font-size-asian="12pt" style:font-size-complex="12pt"/>
      <style:paragraph-properties/>
      <style:chart-properties/>
      <style:graphic-properties draw:fill="none" draw:stroke="none"/>
    </style:style>
    <style:style style:family="chart" style:name="ch9">
      <style:chart-properties/>
      <style:graphic-properties draw:fill="none" draw:stroke="solid" svg:stroke-color="#D8D8D8" svg:stroke-width="0.02646cm"/>
    </style:style>
    <style:style style:family="chart" style:name="ch10">
      <style:chart-properties chart:data-label-number="value"/>
      <style:graphic-properties draw:fill-color="#4F81BD" draw:fill="solid" draw:stroke="none" svg:stroke-color="#355a86"/>
    </style:style>
    <style:style style:family="chart" style:name="ch11">
      <style:chart-properties chart:data-label-number="value"/>
      <style:graphic-properties draw:fill-color="#C0504D" draw:fill="solid" draw:stroke="none" svg:stroke-color="#883533"/>
    </style:style>
    <style:style style:family="chart" style:name="ch12">
      <style:chart-properties chart:data-label-number="value"/>
      <style:graphic-properties draw:fill-color="#9BBB59" draw:fill="solid" draw:stroke="none" svg:stroke-color="#6e963c"/>
    </style:style>
    <style:style style:family="chart" style:name="ch13">
      <style:chart-properties/>
      <style:graphic-properties draw:fill-color="#ffffff" draw:fill="none" draw:stroke="none" style:wrap="run-through"/>
    </style:style>
  </office:automatic-styles>
  <office:body>
    <office:chart>
      <chart:chart svg:width="40.25cm" svg:height="19.98cm" chart:style-name="ch1" chart:class="chart:bar">
        <chart:title chart:style-name="ch2">
          <text:p>Atom - version 3</text:p>
        </chart:title>
        <chart:legend chart:legend-position="top" chart:style-name="ch3"/>
        <chart:plot-area chart:style-name="ch4" chart:data-source-has-labels="both">
          <chart:axis chart:dimension="x" chart:style-name="ch5">
            <chart:title chart:style-name="ch6">
              <text:p>Num. Threads</text:p>
            </chart:title>
            <chart:categories table:cell-range-address="Sheet1.$K$181:Sheet1.$K$185"/>
          </chart:axis>
          <chart:axis chart:dimension="y" chart:style-name="ch7">
            <chart:title chart:style-name="ch8">
              <text:p>Execution time<text:line-break/>(seconds)</text:p>
            </chart:title>
            <chart:grid chart:class="major" chart:style-name="ch9"/>
          </chart:axis>
          <chart:series chart:values-cell-range-address="Sheet1.$L$181:Sheet1.$L$185" chart:class="chart:bar" chart:style-name="ch10"/>
          <chart:series chart:values-cell-range-address="Sheet1.$M$181:Sheet1.$M$185" chart:class="chart:bar" chart:style-name="ch11"/>
          <chart:series chart:values-cell-range-address="Sheet1.$N$181:Sheet1.$N$185" chart:class="chart:bar" chart:style-name="ch12"/>
          <chart:wall chart:style-name="ch13"/>
        </chart:plot-area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3.3.50</meta:generator>
    <meta:initial-creator/>
    <meta:creation-date/>
    <meta:editing-cycles/>
    <meta:editing-duration/>
    <dc:date/>
    <dc:creator/>
    <meta:document-statistic/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family="chart" style:name="ch14">
      <style:text-properties fo:color="#000000" fo:font-family="Calibri" style:font-family-asian="Arial" style:font-family-complex="Arial" fo:font-size="10pt" style:font-size-asian="10pt" style:font-size-complex="10pt"/>
      <style:paragraph-properties/>
      <style:chart-properties/>
      <style:graphic-properties draw:fill-color="#FFFFFF" draw:fill="solid" draw:stroke="solid" svg:stroke-color="#D8D8D8" svg:stroke-width="0.02646cm"/>
    </style:style>
    <style:style style:family="chart" style:name="ch15">
      <style:text-properties fo:color="#595959" fo:font-family="Calibri" style:font-family-asian="Arial" style:font-family-complex="Arial" fo:font-size="28pt" style:font-size-asian="28pt" style:font-size-complex="28pt" fo:letter-spacing="0pt" fo:font-weight="normal"/>
      <style:paragraph-properties/>
      <style:chart-properties/>
      <style:graphic-properties draw:fill="none" draw:stroke="none"/>
    </style:style>
    <style:style style:family="chart" style:name="ch16">
      <style:text-properties fo:color="#595959" fo:font-family="Calibri" style:font-family-asian="Arial" style:font-family-complex="Arial" fo:font-size="14pt" style:font-size-asian="14pt" style:font-size-complex="14pt"/>
      <style:paragraph-properties/>
      <style:chart-properties/>
      <style:graphic-properties draw:fill="none" draw:stroke="none"/>
    </style:style>
    <style:style style:family="chart" style:name="ch17">
      <style:chart-properties chart:treat-empty-cells="true" chart:data-label-number="value"/>
      <style:graphic-properties/>
    </style:style>
    <style:style style:family="chart" style:name="ch18">
      <style:text-properties fo:color="#595959" fo:font-family="Calibri" style:font-family-asian="Calibri" style:font-family-complex="Calibri" fo:font-size="11pt" style:font-size-asian="11pt" style:font-size-complex="11pt"/>
      <style:paragraph-properties/>
      <style:chart-properties chart:visible="true" chart:tick-marks-major-inner="false" chart:tick-marks-major-outer="false" chart:tick-marks-minor-inner="false" chart:tick-marks-minor-outer="false" chart:display-label="true" chart:reverse-direction="false" chart:gap-width="219" chart:overlap="-26" chart:axis-label-position="near-axis"/>
      <style:graphic-properties draw:fill="none" draw:stroke="solid" svg:stroke-color="#D8D8D8" svg:stroke-width="0.02646cm"/>
    </style:style>
    <style:style style:family="chart" style:name="ch19">
      <style:text-properties fo:color="#595959" fo:font-family="Calibri" style:font-family-asian="Arial" style:font-family-complex="Arial" fo:font-size="12pt" style:font-size-asian="12pt" style:font-size-complex="12pt"/>
      <style:paragraph-properties/>
      <style:chart-properties/>
      <style:graphic-properties draw:fill="none" draw:stroke="none"/>
    </style:style>
    <style:style style:family="chart" style:name="ch20">
      <style:text-properties fo:color="#595959" fo:font-family="Calibri" style:font-family-asian="Calibri" style:font-family-complex="Calibri" fo:font-size="11pt" style:font-size-asian="11pt" style:font-size-complex="11pt"/>
      <style:paragraph-properties/>
      <style:chart-properties chart:visible="true" chart:tick-marks-major-inner="false" chart:tick-marks-major-outer="false" chart:tick-marks-minor-inner="false" chart:tick-marks-minor-outer="false" chart:display-label="true" chart:reverse-direction="false" chart:gap-width="219" chart:overlap="-26"/>
      <style:graphic-properties draw:fill="none" draw:stroke="none"/>
    </style:style>
    <style:style style:family="chart" style:name="ch21">
      <style:text-properties fo:color="#595959" fo:font-family="Calibri" style:font-family-asian="Arial" style:font-family-complex="Arial" fo:font-size="12pt" style:font-size-asian="12pt" style:font-size-complex="12pt"/>
      <style:paragraph-properties/>
      <style:chart-properties/>
      <style:graphic-properties draw:fill="none" draw:stroke="none"/>
    </style:style>
    <style:style style:family="chart" style:name="ch22">
      <style:chart-properties/>
      <style:graphic-properties draw:fill="none" draw:stroke="solid" svg:stroke-color="#D8D8D8" svg:stroke-width="0.02646cm"/>
    </style:style>
    <style:style style:family="chart" style:name="ch23">
      <style:chart-properties chart:data-label-number="value"/>
      <style:graphic-properties draw:fill-color="#8064A2" draw:fill="solid" draw:stroke="none" svg:stroke-color="#355a86"/>
    </style:style>
    <style:style style:family="chart" style:name="ch24">
      <style:chart-properties chart:data-label-number="value"/>
      <style:graphic-properties draw:fill-color="#4BACC6" draw:fill="solid" draw:stroke="none" svg:stroke-color="#883533"/>
    </style:style>
    <style:style style:family="chart" style:name="ch25">
      <style:chart-properties chart:data-label-number="value"/>
      <style:graphic-properties draw:fill-color="#F79646" draw:fill="solid" draw:stroke="none" svg:stroke-color="#6e963c"/>
    </style:style>
    <style:style style:family="chart" style:name="ch26">
      <style:chart-properties/>
      <style:graphic-properties draw:fill-color="#ffffff" draw:fill="none" draw:stroke="none" style:wrap="run-through"/>
    </style:style>
  </office:automatic-styles>
  <office:body>
    <office:chart>
      <chart:chart svg:width="39.98cm" svg:height="19.42cm" chart:style-name="ch14" chart:class="chart:bar">
        <chart:title chart:style-name="ch15">
          <text:p>Atom - version 3</text:p>
        </chart:title>
        <chart:legend chart:legend-position="top" chart:style-name="ch16"/>
        <chart:plot-area chart:style-name="ch17" chart:data-source-has-labels="both">
          <chart:axis chart:dimension="x" chart:style-name="ch18">
            <chart:title chart:style-name="ch19">
              <text:p>Num. Threads</text:p>
            </chart:title>
            <chart:categories table:cell-range-address="Sheet1.$K$181:Sheet1.$K$185"/>
          </chart:axis>
          <chart:axis chart:dimension="y" chart:style-name="ch20">
            <chart:title chart:style-name="ch21">
              <text:p>Execution time<text:line-break/>(seconds)</text:p>
            </chart:title>
            <chart:grid chart:class="major" chart:style-name="ch22"/>
          </chart:axis>
          <chart:series chart:values-cell-range-address="Sheet1.$O$181:Sheet1.$O$185" chart:class="chart:bar" chart:style-name="ch23"/>
          <chart:series chart:values-cell-range-address="Sheet1.$P$181:Sheet1.$P$185" chart:class="chart:bar" chart:style-name="ch24"/>
          <chart:series chart:values-cell-range-address="Sheet1.$Q$181:Sheet1.$Q$185" chart:class="chart:bar" chart:style-name="ch25"/>
          <chart:wall chart:style-name="ch26"/>
        </chart:plot-area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3.3.50</meta:generator>
    <meta:initial-creator/>
    <meta:creation-date/>
    <meta:editing-cycles/>
    <meta:editing-duration/>
    <dc:date/>
    <dc:creator/>
    <meta:document-statistic/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/>
</office:document-styles>
</file>